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table:number-columns-repeated="1019"/>
        </table:table-row>
        <table:table-row table:style-name="ro1">
          <table:table-cell table:formula="of:=1/5" office:value-type="float" office:value="0.2" calcext:value-type="float">
            <text:p>0.2</text:p>
          </table:table-cell>
          <table:table-cell table:formula="of:=1/5" office:value-type="float" office:value="0.2" calcext:value-type="float">
            <text:p>0.2</text:p>
          </table:table-cell>
          <table:table-cell table:formula="of:=1/5" office:value-type="float" office:value="0.2" calcext:value-type="float">
            <text:p>0.2</text:p>
          </table:table-cell>
          <table:table-cell table:formula="of:=1/5" office:value-type="float" office:value="0.2" calcext:value-type="float">
            <text:p>0.2</text:p>
          </table:table-cell>
          <table:table-cell table:formula="of:=1/5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[.C2]/3" office:value-type="float" office:value="0.0666666666666667" calcext:value-type="float">
            <text:p>0.0666666667</text:p>
          </table:table-cell>
          <table:table-cell table:formula="of:=[.A2]+[.E2]/2" office:value-type="float" office:value="0.3" calcext:value-type="float">
            <text:p>0.3</text:p>
          </table:table-cell>
          <table:table-cell table:formula="of:=[.B2]" office:value-type="float" office:value="0.2" calcext:value-type="float">
            <text:p>0.2</text:p>
          </table:table-cell>
          <table:table-cell table:formula="of:=[.C2]/3+[.E2]/2" office:value-type="float" office:value="0.166666666666667" calcext:value-type="float">
            <text:p>0.1666666667</text:p>
          </table:table-cell>
          <table:table-cell table:formula="of:=[.D2]+[.C2]/3" office:value-type="float" office:value="0.266666666666667" calcext:value-type="float">
            <text:p>0.2666666667</text:p>
          </table:table-cell>
          <table:table-cell table:formula="of:=SUM([.A3:.E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3]/3" office:value-type="float" office:value="0.0666666666666667" calcext:value-type="float">
            <text:p>0.0666666667</text:p>
          </table:table-cell>
          <table:table-cell table:formula="of:=[.A3]+[.E3]/2" office:value-type="float" office:value="0.2" calcext:value-type="float">
            <text:p>0.2</text:p>
          </table:table-cell>
          <table:table-cell table:formula="of:=[.B3]" office:value-type="float" office:value="0.3" calcext:value-type="float">
            <text:p>0.3</text:p>
          </table:table-cell>
          <table:table-cell table:formula="of:=[.C3]/3+[.E3]/2" office:value-type="float" office:value="0.2" calcext:value-type="float">
            <text:p>0.2</text:p>
          </table:table-cell>
          <table:table-cell table:formula="of:=[.D3]+[.C3]/3" office:value-type="float" office:value="0.233333333333333" calcext:value-type="float">
            <text:p>0.2333333333</text:p>
          </table:table-cell>
          <table:table-cell table:formula="of:=SUM([.A4:.E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4]/3" office:value-type="float" office:value="0.1" calcext:value-type="float">
            <text:p>0.1</text:p>
          </table:table-cell>
          <table:table-cell table:formula="of:=[.A4]+[.E4]/2" office:value-type="float" office:value="0.183333333333333" calcext:value-type="float">
            <text:p>0.1833333333</text:p>
          </table:table-cell>
          <table:table-cell table:formula="of:=[.B4]" office:value-type="float" office:value="0.2" calcext:value-type="float">
            <text:p>0.2</text:p>
          </table:table-cell>
          <table:table-cell table:formula="of:=[.C4]/3+[.E4]/2" office:value-type="float" office:value="0.216666666666667" calcext:value-type="float">
            <text:p>0.2166666667</text:p>
          </table:table-cell>
          <table:table-cell table:formula="of:=[.D4]+[.C4]/3" office:value-type="float" office:value="0.3" calcext:value-type="float">
            <text:p>0.3</text:p>
          </table:table-cell>
          <table:table-cell table:formula="of:=SUM([.A5:.E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5]/3" office:value-type="float" office:value="0.0666666666666667" calcext:value-type="float">
            <text:p>0.0666666667</text:p>
          </table:table-cell>
          <table:table-cell table:formula="of:=[.A5]+[.E5]/2" office:value-type="float" office:value="0.25" calcext:value-type="float">
            <text:p>0.25</text:p>
          </table:table-cell>
          <table:table-cell table:formula="of:=[.B5]" office:value-type="float" office:value="0.183333333333333" calcext:value-type="float">
            <text:p>0.1833333333</text:p>
          </table:table-cell>
          <table:table-cell table:formula="of:=[.C5]/3+[.E5]/2" office:value-type="float" office:value="0.216666666666667" calcext:value-type="float">
            <text:p>0.2166666667</text:p>
          </table:table-cell>
          <table:table-cell table:formula="of:=[.D5]+[.C5]/3" office:value-type="float" office:value="0.283333333333333" calcext:value-type="float">
            <text:p>0.2833333333</text:p>
          </table:table-cell>
          <table:table-cell table:formula="of:=SUM([.A6:.E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6]/3" office:value-type="float" office:value="0.0611111111111111" calcext:value-type="float">
            <text:p>0.0611111111</text:p>
          </table:table-cell>
          <table:table-cell table:formula="of:=[.A6]+[.E6]/2" office:value-type="float" office:value="0.208333333333333" calcext:value-type="float">
            <text:p>0.2083333333</text:p>
          </table:table-cell>
          <table:table-cell table:formula="of:=[.B6]" office:value-type="float" office:value="0.25" calcext:value-type="float">
            <text:p>0.25</text:p>
          </table:table-cell>
          <table:table-cell table:formula="of:=[.C6]/3+[.E6]/2" office:value-type="float" office:value="0.202777777777778" calcext:value-type="float">
            <text:p>0.2027777778</text:p>
          </table:table-cell>
          <table:table-cell table:formula="of:=[.D6]+[.C6]/3" office:value-type="float" office:value="0.277777777777778" calcext:value-type="float">
            <text:p>0.2777777778</text:p>
          </table:table-cell>
          <table:table-cell table:formula="of:=SUM([.A7:.E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7]/3" office:value-type="float" office:value="0.0833333333333334" calcext:value-type="float">
            <text:p>0.0833333333</text:p>
          </table:table-cell>
          <table:table-cell table:formula="of:=[.A7]+[.E7]/2" office:value-type="float" office:value="0.2" calcext:value-type="float">
            <text:p>0.2</text:p>
          </table:table-cell>
          <table:table-cell table:formula="of:=[.B7]" office:value-type="float" office:value="0.208333333333333" calcext:value-type="float">
            <text:p>0.2083333333</text:p>
          </table:table-cell>
          <table:table-cell table:formula="of:=[.C7]/3+[.E7]/2" office:value-type="float" office:value="0.222222222222222" calcext:value-type="float">
            <text:p>0.2222222222</text:p>
          </table:table-cell>
          <table:table-cell table:formula="of:=[.D7]+[.C7]/3" office:value-type="float" office:value="0.286111111111111" calcext:value-type="float">
            <text:p>0.2861111111</text:p>
          </table:table-cell>
          <table:table-cell table:formula="of:=SUM([.A8:.E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8]/3" office:value-type="float" office:value="0.0694444444444444" calcext:value-type="float">
            <text:p>0.0694444444</text:p>
          </table:table-cell>
          <table:table-cell table:formula="of:=[.A8]+[.E8]/2" office:value-type="float" office:value="0.226388888888889" calcext:value-type="float">
            <text:p>0.2263888889</text:p>
          </table:table-cell>
          <table:table-cell table:formula="of:=[.B8]" office:value-type="float" office:value="0.2" calcext:value-type="float">
            <text:p>0.2</text:p>
          </table:table-cell>
          <table:table-cell table:formula="of:=[.C8]/3+[.E8]/2" office:value-type="float" office:value="0.2125" calcext:value-type="float">
            <text:p>0.2125</text:p>
          </table:table-cell>
          <table:table-cell table:formula="of:=[.D8]+[.C8]/3" office:value-type="float" office:value="0.291666666666667" calcext:value-type="float">
            <text:p>0.2916666667</text:p>
          </table:table-cell>
          <table:table-cell table:formula="of:=SUM([.A9:.E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9]/3" office:value-type="float" office:value="0.0666666666666667" calcext:value-type="float">
            <text:p>0.0666666667</text:p>
          </table:table-cell>
          <table:table-cell table:formula="of:=[.A9]+[.E9]/2" office:value-type="float" office:value="0.215277777777778" calcext:value-type="float">
            <text:p>0.2152777778</text:p>
          </table:table-cell>
          <table:table-cell table:formula="of:=[.B9]" office:value-type="float" office:value="0.226388888888889" calcext:value-type="float">
            <text:p>0.2263888889</text:p>
          </table:table-cell>
          <table:table-cell table:formula="of:=[.C9]/3+[.E9]/2" office:value-type="float" office:value="0.2125" calcext:value-type="float">
            <text:p>0.2125</text:p>
          </table:table-cell>
          <table:table-cell table:formula="of:=[.D9]+[.C9]/3" office:value-type="float" office:value="0.279166666666667" calcext:value-type="float">
            <text:p>0.2791666667</text:p>
          </table:table-cell>
          <table:table-cell table:formula="of:=SUM([.A10:.E1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0]/3" office:value-type="float" office:value="0.075462962962963" calcext:value-type="float">
            <text:p>0.075462963</text:p>
          </table:table-cell>
          <table:table-cell table:formula="of:=[.A10]+[.E10]/2" office:value-type="float" office:value="0.20625" calcext:value-type="float">
            <text:p>0.20625</text:p>
          </table:table-cell>
          <table:table-cell table:formula="of:=[.B10]" office:value-type="float" office:value="0.215277777777778" calcext:value-type="float">
            <text:p>0.2152777778</text:p>
          </table:table-cell>
          <table:table-cell table:formula="of:=[.C10]/3+[.E10]/2" office:value-type="float" office:value="0.215046296296296" calcext:value-type="float">
            <text:p>0.2150462963</text:p>
          </table:table-cell>
          <table:table-cell table:formula="of:=[.D10]+[.C10]/3" office:value-type="float" office:value="0.287962962962963" calcext:value-type="float">
            <text:p>0.287962963</text:p>
          </table:table-cell>
          <table:table-cell table:formula="of:=SUM([.A11:.E1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1]/3" office:value-type="float" office:value="0.0717592592592593" calcext:value-type="float">
            <text:p>0.0717592593</text:p>
          </table:table-cell>
          <table:table-cell table:formula="of:=[.A11]+[.E11]/2" office:value-type="float" office:value="0.219444444444444" calcext:value-type="float">
            <text:p>0.2194444444</text:p>
          </table:table-cell>
          <table:table-cell table:formula="of:=[.B11]" office:value-type="float" office:value="0.20625" calcext:value-type="float">
            <text:p>0.20625</text:p>
          </table:table-cell>
          <table:table-cell table:formula="of:=[.C11]/3+[.E11]/2" office:value-type="float" office:value="0.215740740740741" calcext:value-type="float">
            <text:p>0.2157407407</text:p>
          </table:table-cell>
          <table:table-cell table:formula="of:=[.D11]+[.C11]/3" office:value-type="float" office:value="0.286805555555556" calcext:value-type="float">
            <text:p>0.2868055556</text:p>
          </table:table-cell>
          <table:table-cell table:formula="of:=SUM([.A12:.E1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2]/3" office:value-type="float" office:value="0.06875" calcext:value-type="float">
            <text:p>0.06875</text:p>
          </table:table-cell>
          <table:table-cell table:formula="of:=[.A12]+[.E12]/2" office:value-type="float" office:value="0.215162037037037" calcext:value-type="float">
            <text:p>0.215162037</text:p>
          </table:table-cell>
          <table:table-cell table:formula="of:=[.B12]" office:value-type="float" office:value="0.219444444444444" calcext:value-type="float">
            <text:p>0.2194444444</text:p>
          </table:table-cell>
          <table:table-cell table:formula="of:=[.C12]/3+[.E12]/2" office:value-type="float" office:value="0.212152777777778" calcext:value-type="float">
            <text:p>0.2121527778</text:p>
          </table:table-cell>
          <table:table-cell table:formula="of:=[.D12]+[.C12]/3" office:value-type="float" office:value="0.284490740740741" calcext:value-type="float">
            <text:p>0.2844907407</text:p>
          </table:table-cell>
          <table:table-cell table:formula="of:=SUM([.A13:.E1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3]/3" office:value-type="float" office:value="0.0731481481481481" calcext:value-type="float">
            <text:p>0.0731481481</text:p>
          </table:table-cell>
          <table:table-cell table:formula="of:=[.A13]+[.E13]/2" office:value-type="float" office:value="0.21099537037037" calcext:value-type="float">
            <text:p>0.2109953704</text:p>
          </table:table-cell>
          <table:table-cell table:formula="of:=[.B13]" office:value-type="float" office:value="0.215162037037037" calcext:value-type="float">
            <text:p>0.215162037</text:p>
          </table:table-cell>
          <table:table-cell table:formula="of:=[.C13]/3+[.E13]/2" office:value-type="float" office:value="0.215393518518519" calcext:value-type="float">
            <text:p>0.2153935185</text:p>
          </table:table-cell>
          <table:table-cell table:formula="of:=[.D13]+[.C13]/3" office:value-type="float" office:value="0.285300925925926" calcext:value-type="float">
            <text:p>0.2853009259</text:p>
          </table:table-cell>
          <table:table-cell table:formula="of:=SUM([.A14:.E1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4]/3" office:value-type="float" office:value="0.0717206790123457" calcext:value-type="float">
            <text:p>0.071720679</text:p>
          </table:table-cell>
          <table:table-cell table:formula="of:=[.A14]+[.E14]/2" office:value-type="float" office:value="0.215798611111111" calcext:value-type="float">
            <text:p>0.2157986111</text:p>
          </table:table-cell>
          <table:table-cell table:formula="of:=[.B14]" office:value-type="float" office:value="0.21099537037037" calcext:value-type="float">
            <text:p>0.2109953704</text:p>
          </table:table-cell>
          <table:table-cell table:formula="of:=[.C14]/3+[.E14]/2" office:value-type="float" office:value="0.214371141975309" calcext:value-type="float">
            <text:p>0.214371142</text:p>
          </table:table-cell>
          <table:table-cell table:formula="of:=[.D14]+[.C14]/3" office:value-type="float" office:value="0.287114197530864" calcext:value-type="float">
            <text:p>0.2871141975</text:p>
          </table:table-cell>
          <table:table-cell table:formula="of:=SUM([.A15:.E1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5]/3" office:value-type="float" office:value="0.0703317901234568" calcext:value-type="float">
            <text:p>0.0703317901</text:p>
          </table:table-cell>
          <table:table-cell table:formula="of:=[.A15]+[.E15]/2" office:value-type="float" office:value="0.215277777777778" calcext:value-type="float">
            <text:p>0.2152777778</text:p>
          </table:table-cell>
          <table:table-cell table:formula="of:=[.B15]" office:value-type="float" office:value="0.215798611111111" calcext:value-type="float">
            <text:p>0.2157986111</text:p>
          </table:table-cell>
          <table:table-cell table:formula="of:=[.C15]/3+[.E15]/2" office:value-type="float" office:value="0.213888888888889" calcext:value-type="float">
            <text:p>0.2138888889</text:p>
          </table:table-cell>
          <table:table-cell table:formula="of:=[.D15]+[.C15]/3" office:value-type="float" office:value="0.284702932098765" calcext:value-type="float">
            <text:p>0.2847029321</text:p>
          </table:table-cell>
          <table:table-cell table:formula="of:=SUM([.A16:.E1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6]/3" office:value-type="float" office:value="0.0719328703703704" calcext:value-type="float">
            <text:p>0.0719328704</text:p>
          </table:table-cell>
          <table:table-cell table:formula="of:=[.A16]+[.E16]/2" office:value-type="float" office:value="0.212683256172839" calcext:value-type="float">
            <text:p>0.2126832562</text:p>
          </table:table-cell>
          <table:table-cell table:formula="of:=[.B16]" office:value-type="float" office:value="0.215277777777778" calcext:value-type="float">
            <text:p>0.2152777778</text:p>
          </table:table-cell>
          <table:table-cell table:formula="of:=[.C16]/3+[.E16]/2" office:value-type="float" office:value="0.214284336419753" calcext:value-type="float">
            <text:p>0.2142843364</text:p>
          </table:table-cell>
          <table:table-cell table:formula="of:=[.D16]+[.C16]/3" office:value-type="float" office:value="0.285821759259259" calcext:value-type="float">
            <text:p>0.2858217593</text:p>
          </table:table-cell>
          <table:table-cell table:formula="of:=SUM([.A17:.E1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7]/3" office:value-type="float" office:value="0.0717592592592593" calcext:value-type="float">
            <text:p>0.0717592593</text:p>
          </table:table-cell>
          <table:table-cell table:formula="of:=[.A17]+[.E17]/2" office:value-type="float" office:value="0.21484375" calcext:value-type="float">
            <text:p>0.21484375</text:p>
          </table:table-cell>
          <table:table-cell table:formula="of:=[.B17]" office:value-type="float" office:value="0.212683256172839" calcext:value-type="float">
            <text:p>0.2126832562</text:p>
          </table:table-cell>
          <table:table-cell table:formula="of:=[.C17]/3+[.E17]/2" office:value-type="float" office:value="0.214670138888889" calcext:value-type="float">
            <text:p>0.2146701389</text:p>
          </table:table-cell>
          <table:table-cell table:formula="of:=[.D17]+[.C17]/3" office:value-type="float" office:value="0.286043595679012" calcext:value-type="float">
            <text:p>0.2860435957</text:p>
          </table:table-cell>
          <table:table-cell table:formula="of:=SUM([.A18:.E1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8]/3" office:value-type="float" office:value="0.0708944187242798" calcext:value-type="float">
            <text:p>0.0708944187</text:p>
          </table:table-cell>
          <table:table-cell table:formula="of:=[.A18]+[.E18]/2" office:value-type="float" office:value="0.214781057098765" calcext:value-type="float">
            <text:p>0.2147810571</text:p>
          </table:table-cell>
          <table:table-cell table:formula="of:=[.B18]" office:value-type="float" office:value="0.21484375" calcext:value-type="float">
            <text:p>0.21484375</text:p>
          </table:table-cell>
          <table:table-cell table:formula="of:=[.C18]/3+[.E18]/2" office:value-type="float" office:value="0.213916216563786" calcext:value-type="float">
            <text:p>0.2139162166</text:p>
          </table:table-cell>
          <table:table-cell table:formula="of:=[.D18]+[.C18]/3" office:value-type="float" office:value="0.285564557613169" calcext:value-type="float">
            <text:p>0.2855645576</text:p>
          </table:table-cell>
          <table:table-cell table:formula="of:=SUM([.A19:.E1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9]/3" office:value-type="float" office:value="0.0716145833333333" calcext:value-type="float">
            <text:p>0.0716145833</text:p>
          </table:table-cell>
          <table:table-cell table:formula="of:=[.A19]+[.E19]/2" office:value-type="float" office:value="0.213676697530864" calcext:value-type="float">
            <text:p>0.2136766975</text:p>
          </table:table-cell>
          <table:table-cell table:formula="of:=[.B19]" office:value-type="float" office:value="0.214781057098765" calcext:value-type="float">
            <text:p>0.2147810571</text:p>
          </table:table-cell>
          <table:table-cell table:formula="of:=[.C19]/3+[.E19]/2" office:value-type="float" office:value="0.214396862139918" calcext:value-type="float">
            <text:p>0.2143968621</text:p>
          </table:table-cell>
          <table:table-cell table:formula="of:=[.D19]+[.C19]/3" office:value-type="float" office:value="0.285530799897119" calcext:value-type="float">
            <text:p>0.2855307999</text:p>
          </table:table-cell>
          <table:table-cell table:formula="of:=SUM([.A20:.E2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20]/3" office:value-type="float" office:value="0.0715936856995885" calcext:value-type="float">
            <text:p>0.0715936857</text:p>
          </table:table-cell>
          <table:table-cell table:formula="of:=[.A20]+[.E20]/2" office:value-type="float" office:value="0.214379983281893" calcext:value-type="float">
            <text:p>0.2143799833</text:p>
          </table:table-cell>
          <table:table-cell table:formula="of:=[.B20]" office:value-type="float" office:value="0.213676697530864" calcext:value-type="float">
            <text:p>0.2136766975</text:p>
          </table:table-cell>
          <table:table-cell table:formula="of:=[.C20]/3+[.E20]/2" office:value-type="float" office:value="0.214359085648148" calcext:value-type="float">
            <text:p>0.2143590856</text:p>
          </table:table-cell>
          <table:table-cell table:formula="of:=[.D20]+[.C20]/3" office:value-type="float" office:value="0.285990547839506" calcext:value-type="float">
            <text:p>0.2859905478</text:p>
          </table:table-cell>
          <table:table-cell table:formula="of:=SUM([.A21:.E2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21]/3" office:value-type="float" office:value="0.0712255658436214" calcext:value-type="float">
            <text:p>0.0712255658</text:p>
          </table:table-cell>
          <table:table-cell table:formula="of:=[.A21]+[.E21]/2" office:value-type="float" office:value="0.214588959619342" calcext:value-type="float">
            <text:p>0.2145889596</text:p>
          </table:table-cell>
          <table:table-cell table:formula="of:=[.B21]" office:value-type="float" office:value="0.214379983281893" calcext:value-type="float">
            <text:p>0.2143799833</text:p>
          </table:table-cell>
          <table:table-cell table:formula="of:=[.C21]/3+[.E21]/2" office:value-type="float" office:value="0.214220839763374" calcext:value-type="float">
            <text:p>0.2142208398</text:p>
          </table:table-cell>
          <table:table-cell table:formula="of:=[.D21]+[.C21]/3" office:value-type="float" office:value="0.28558465149177" calcext:value-type="float">
            <text:p>0.2855846515</text:p>
          </table:table-cell>
          <table:table-cell table:formula="of:=SUM([.A22:.E2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22]/3" office:value-type="float" office:value="0.0714599944272977" calcext:value-type="float">
            <text:p>0.0714599944</text:p>
          </table:table-cell>
          <table:table-cell table:formula="of:=[.A22]+[.E22]/2" office:value-type="float" office:value="0.214017891589506" calcext:value-type="float">
            <text:p>0.2140178916</text:p>
          </table:table-cell>
          <table:table-cell table:formula="of:=[.B22]" office:value-type="float" office:value="0.214588959619342" calcext:value-type="float">
            <text:p>0.2145889596</text:p>
          </table:table-cell>
          <table:table-cell table:formula="of:=[.C22]/3+[.E22]/2" office:value-type="float" office:value="0.214252320173182" calcext:value-type="float">
            <text:p>0.2142523202</text:p>
          </table:table-cell>
          <table:table-cell table:formula="of:=[.D22]+[.C22]/3" office:value-type="float" office:value="0.285680834190672" calcext:value-type="float">
            <text:p>0.2856808342</text:p>
          </table:table-cell>
          <table:table-cell table:formula="of:=SUM([.A23:.E2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23]/3" office:value-type="float" office:value="0.0715296532064472" calcext:value-type="float">
            <text:p>0.0715296532</text:p>
          </table:table-cell>
          <table:table-cell table:formula="of:=[.A23]+[.E23]/2" office:value-type="float" office:value="0.214300411522634" calcext:value-type="float">
            <text:p>0.2143004115</text:p>
          </table:table-cell>
          <table:table-cell table:formula="of:=[.B23]" office:value-type="float" office:value="0.214017891589506" calcext:value-type="float">
            <text:p>0.2140178916</text:p>
          </table:table-cell>
          <table:table-cell table:formula="of:=[.C23]/3+[.E23]/2" office:value-type="float" office:value="0.214370070301783" calcext:value-type="float">
            <text:p>0.2143700703</text:p>
          </table:table-cell>
          <table:table-cell table:formula="of:=[.D23]+[.C23]/3" office:value-type="float" office:value="0.28578197337963" calcext:value-type="float">
            <text:p>0.2857819734</text:p>
          </table:table-cell>
          <table:table-cell table:formula="of:=SUM([.A24:.E2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24]/3" office:value-type="float" office:value="0.0713392971965021" calcext:value-type="float">
            <text:p>0.0713392972</text:p>
          </table:table-cell>
          <table:table-cell table:formula="of:=[.A24]+[.E24]/2" office:value-type="float" office:value="0.214420639896262" calcext:value-type="float">
            <text:p>0.2144206399</text:p>
          </table:table-cell>
          <table:table-cell table:formula="of:=[.B24]" office:value-type="float" office:value="0.214300411522634" calcext:value-type="float">
            <text:p>0.2143004115</text:p>
          </table:table-cell>
          <table:table-cell table:formula="of:=[.C24]/3+[.E24]/2" office:value-type="float" office:value="0.214230283886317" calcext:value-type="float">
            <text:p>0.2142302839</text:p>
          </table:table-cell>
          <table:table-cell table:formula="of:=[.D24]+[.C24]/3" office:value-type="float" office:value="0.285709367498285" calcext:value-type="float">
            <text:p>0.2857093675</text:p>
          </table:table-cell>
          <table:table-cell table:formula="of:=SUM([.A25:.E2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25]/3" office:value-type="float" office:value="0.0714334705075446" calcext:value-type="float">
            <text:p>0.0714334705</text:p>
          </table:table-cell>
          <table:table-cell table:formula="of:=[.A25]+[.E25]/2" office:value-type="float" office:value="0.214193980945645" calcext:value-type="float">
            <text:p>0.2141939809</text:p>
          </table:table-cell>
          <table:table-cell table:formula="of:=[.B25]" office:value-type="float" office:value="0.214420639896262" calcext:value-type="float">
            <text:p>0.2144206399</text:p>
          </table:table-cell>
          <table:table-cell table:formula="of:=[.C25]/3+[.E25]/2" office:value-type="float" office:value="0.214288154256687" calcext:value-type="float">
            <text:p>0.2142881543</text:p>
          </table:table-cell>
          <table:table-cell table:formula="of:=[.D25]+[.C25]/3" office:value-type="float" office:value="0.285663754393861" calcext:value-type="float">
            <text:p>0.2856637544</text:p>
          </table:table-cell>
          <table:table-cell table:formula="of:=SUM([.A26:.E2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26]/3" office:value-type="float" office:value="0.0714735466320873" calcext:value-type="float">
            <text:p>0.0714735466</text:p>
          </table:table-cell>
          <table:table-cell table:formula="of:=[.A26]+[.E26]/2" office:value-type="float" office:value="0.214265347704475" calcext:value-type="float">
            <text:p>0.2142653477</text:p>
          </table:table-cell>
          <table:table-cell table:formula="of:=[.B26]" office:value-type="float" office:value="0.214193980945645" calcext:value-type="float">
            <text:p>0.2141939809</text:p>
          </table:table-cell>
          <table:table-cell table:formula="of:=[.C26]/3+[.E26]/2" office:value-type="float" office:value="0.214305423829018" calcext:value-type="float">
            <text:p>0.2143054238</text:p>
          </table:table-cell>
          <table:table-cell table:formula="of:=[.D26]+[.C26]/3" office:value-type="float" office:value="0.285761700888775" calcext:value-type="float">
            <text:p>0.2857617009</text:p>
          </table:table-cell>
          <table:table-cell table:formula="of:=SUM([.A27:.E2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27]/3" office:value-type="float" office:value="0.0713979936485482" calcext:value-type="float">
            <text:p>0.0713979936</text:p>
          </table:table-cell>
          <table:table-cell table:formula="of:=[.A27]+[.E27]/2" office:value-type="float" office:value="0.214354397076475" calcext:value-type="float">
            <text:p>0.2143543971</text:p>
          </table:table-cell>
          <table:table-cell table:formula="of:=[.B27]" office:value-type="float" office:value="0.214265347704475" calcext:value-type="float">
            <text:p>0.2142653477</text:p>
          </table:table-cell>
          <table:table-cell table:formula="of:=[.C27]/3+[.E27]/2" office:value-type="float" office:value="0.214278844092936" calcext:value-type="float">
            <text:p>0.2142788441</text:p>
          </table:table-cell>
          <table:table-cell table:formula="of:=[.D27]+[.C27]/3" office:value-type="float" office:value="0.285703417477566" calcext:value-type="float">
            <text:p>0.2857034175</text:p>
          </table:table-cell>
          <table:table-cell table:formula="of:=SUM([.A28:.E2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28]/3" office:value-type="float" office:value="0.0714217825681584" calcext:value-type="float">
            <text:p>0.0714217826</text:p>
          </table:table-cell>
          <table:table-cell table:formula="of:=[.A28]+[.E28]/2" office:value-type="float" office:value="0.214249702387331" calcext:value-type="float">
            <text:p>0.2142497024</text:p>
          </table:table-cell>
          <table:table-cell table:formula="of:=[.B28]" office:value-type="float" office:value="0.214354397076475" calcext:value-type="float">
            <text:p>0.2143543971</text:p>
          </table:table-cell>
          <table:table-cell table:formula="of:=[.C28]/3+[.E28]/2" office:value-type="float" office:value="0.214273491306942" calcext:value-type="float">
            <text:p>0.2142734913</text:p>
          </table:table-cell>
          <table:table-cell table:formula="of:=[.D28]+[.C28]/3" office:value-type="float" office:value="0.285700626661094" calcext:value-type="float">
            <text:p>0.2857006267</text:p>
          </table:table-cell>
          <table:table-cell table:formula="of:=SUM([.A29:.E2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29]/3" office:value-type="float" office:value="0.0714514656921582" calcext:value-type="float">
            <text:p>0.0714514657</text:p>
          </table:table-cell>
          <table:table-cell table:formula="of:=[.A29]+[.E29]/2" office:value-type="float" office:value="0.214272095898705" calcext:value-type="float">
            <text:p>0.2142720959</text:p>
          </table:table-cell>
          <table:table-cell table:formula="of:=[.B29]" office:value-type="float" office:value="0.214249702387331" calcext:value-type="float">
            <text:p>0.2142497024</text:p>
          </table:table-cell>
          <table:table-cell table:formula="of:=[.C29]/3+[.E29]/2" office:value-type="float" office:value="0.214301779022705" calcext:value-type="float">
            <text:p>0.214301779</text:p>
          </table:table-cell>
          <table:table-cell table:formula="of:=[.D29]+[.C29]/3" office:value-type="float" office:value="0.2857249569991" calcext:value-type="float">
            <text:p>0.285724957</text:p>
          </table:table-cell>
          <table:table-cell table:formula="of:=SUM([.A30:.E3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30]/3" office:value-type="float" office:value="0.0714165674624438" calcext:value-type="float">
            <text:p>0.0714165675</text:p>
          </table:table-cell>
          <table:table-cell table:formula="of:=[.A30]+[.E30]/2" office:value-type="float" office:value="0.214313944191708" calcext:value-type="float">
            <text:p>0.2143139442</text:p>
          </table:table-cell>
          <table:table-cell table:formula="of:=[.B30]" office:value-type="float" office:value="0.214272095898705" calcext:value-type="float">
            <text:p>0.2142720959</text:p>
          </table:table-cell>
          <table:table-cell table:formula="of:=[.C30]/3+[.E30]/2" office:value-type="float" office:value="0.214279045961994" calcext:value-type="float">
            <text:p>0.214279046</text:p>
          </table:table-cell>
          <table:table-cell table:formula="of:=[.D30]+[.C30]/3" office:value-type="float" office:value="0.285718346485149" calcext:value-type="float">
            <text:p>0.2857183465</text:p>
          </table:table-cell>
          <table:table-cell table:formula="of:=SUM([.A31:.E3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31]/3" office:value-type="float" office:value="0.0714240319662351" calcext:value-type="float">
            <text:p>0.071424032</text:p>
          </table:table-cell>
          <table:table-cell table:formula="of:=[.A31]+[.E31]/2" office:value-type="float" office:value="0.214275740705018" calcext:value-type="float">
            <text:p>0.2142757407</text:p>
          </table:table-cell>
          <table:table-cell table:formula="of:=[.B31]" office:value-type="float" office:value="0.214313944191708" calcext:value-type="float">
            <text:p>0.2143139442</text:p>
          </table:table-cell>
          <table:table-cell table:formula="of:=[.C31]/3+[.E31]/2" office:value-type="float" office:value="0.21428320520881" calcext:value-type="float">
            <text:p>0.2142832052</text:p>
          </table:table-cell>
          <table:table-cell table:formula="of:=[.D31]+[.C31]/3" office:value-type="float" office:value="0.285703077928229" calcext:value-type="float">
            <text:p>0.2857030779</text:p>
          </table:table-cell>
          <table:table-cell table:formula="of:=SUM([.A32:.E3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32]/3" office:value-type="float" office:value="0.071437981397236" calcext:value-type="float">
            <text:p>0.0714379814</text:p>
          </table:table-cell>
          <table:table-cell table:formula="of:=[.A32]+[.E32]/2" office:value-type="float" office:value="0.21427557093035" calcext:value-type="float">
            <text:p>0.2142755709</text:p>
          </table:table-cell>
          <table:table-cell table:formula="of:=[.B32]" office:value-type="float" office:value="0.214275740705018" calcext:value-type="float">
            <text:p>0.2142757407</text:p>
          </table:table-cell>
          <table:table-cell table:formula="of:=[.C32]/3+[.E32]/2" office:value-type="float" office:value="0.21428952036135" calcext:value-type="float">
            <text:p>0.2142895204</text:p>
          </table:table-cell>
          <table:table-cell table:formula="of:=[.D32]+[.C32]/3" office:value-type="float" office:value="0.285721186606046" calcext:value-type="float">
            <text:p>0.2857211866</text:p>
          </table:table-cell>
          <table:table-cell table:formula="of:=SUM([.A33:.E3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33]/3" office:value-type="float" office:value="0.0714252469016728" calcext:value-type="float">
            <text:p>0.0714252469</text:p>
          </table:table-cell>
          <table:table-cell table:formula="of:=[.A33]+[.E33]/2" office:value-type="float" office:value="0.214298574700259" calcext:value-type="float">
            <text:p>0.2142985747</text:p>
          </table:table-cell>
          <table:table-cell table:formula="of:=[.B33]" office:value-type="float" office:value="0.21427557093035" calcext:value-type="float">
            <text:p>0.2142755709</text:p>
          </table:table-cell>
          <table:table-cell table:formula="of:=[.C33]/3+[.E33]/2" office:value-type="float" office:value="0.214285840204696" calcext:value-type="float">
            <text:p>0.2142858402</text:p>
          </table:table-cell>
          <table:table-cell table:formula="of:=[.D33]+[.C33]/3" office:value-type="float" office:value="0.285714767263023" calcext:value-type="float">
            <text:p>0.2857147673</text:p>
          </table:table-cell>
          <table:table-cell table:formula="of:=SUM([.A34:.E3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34]/3" office:value-type="float" office:value="0.0714251903101165" calcext:value-type="float">
            <text:p>0.0714251903</text:p>
          </table:table-cell>
          <table:table-cell table:formula="of:=[.A34]+[.E34]/2" office:value-type="float" office:value="0.214282630533184" calcext:value-type="float">
            <text:p>0.2142826305</text:p>
          </table:table-cell>
          <table:table-cell table:formula="of:=[.B34]" office:value-type="float" office:value="0.214298574700259" calcext:value-type="float">
            <text:p>0.2142985747</text:p>
          </table:table-cell>
          <table:table-cell table:formula="of:=[.C34]/3+[.E34]/2" office:value-type="float" office:value="0.214282573941628" calcext:value-type="float">
            <text:p>0.2142825739</text:p>
          </table:table-cell>
          <table:table-cell table:formula="of:=[.D34]+[.C34]/3" office:value-type="float" office:value="0.285711030514812" calcext:value-type="float">
            <text:p>0.2857110305</text:p>
          </table:table-cell>
          <table:table-cell table:formula="of:=SUM([.A35:.E3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35]/3" office:value-type="float" office:value="0.0714328582334196" calcext:value-type="float">
            <text:p>0.0714328582</text:p>
          </table:table-cell>
          <table:table-cell table:formula="of:=[.A35]+[.E35]/2" office:value-type="float" office:value="0.214280705567523" calcext:value-type="float">
            <text:p>0.2142807056</text:p>
          </table:table-cell>
          <table:table-cell table:formula="of:=[.B35]" office:value-type="float" office:value="0.214282630533184" calcext:value-type="float">
            <text:p>0.2142826305</text:p>
          </table:table-cell>
          <table:table-cell table:formula="of:=[.C35]/3+[.E35]/2" office:value-type="float" office:value="0.214288373490826" calcext:value-type="float">
            <text:p>0.2142883735</text:p>
          </table:table-cell>
          <table:table-cell table:formula="of:=[.D35]+[.C35]/3" office:value-type="float" office:value="0.285715432175048" calcext:value-type="float">
            <text:p>0.2857154322</text:p>
          </table:table-cell>
          <table:table-cell table:formula="of:=SUM([.A36:.E3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36]/3" office:value-type="float" office:value="0.0714275435110614" calcext:value-type="float">
            <text:p>0.0714275435</text:p>
          </table:table-cell>
          <table:table-cell table:formula="of:=[.A36]+[.E36]/2" office:value-type="float" office:value="0.214290574320943" calcext:value-type="float">
            <text:p>0.2142905743</text:p>
          </table:table-cell>
          <table:table-cell table:formula="of:=[.B36]" office:value-type="float" office:value="0.214280705567523" calcext:value-type="float">
            <text:p>0.2142807056</text:p>
          </table:table-cell>
          <table:table-cell table:formula="of:=[.C36]/3+[.E36]/2" office:value-type="float" office:value="0.214285259598585" calcext:value-type="float">
            <text:p>0.2142852596</text:p>
          </table:table-cell>
          <table:table-cell table:formula="of:=[.D36]+[.C36]/3" office:value-type="float" office:value="0.285715917001887" calcext:value-type="float">
            <text:p>0.285715917</text:p>
          </table:table-cell>
          <table:table-cell table:formula="of:=SUM([.A37:.E3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37]/3" office:value-type="float" office:value="0.0714269018558409" calcext:value-type="float">
            <text:p>0.0714269019</text:p>
          </table:table-cell>
          <table:table-cell table:formula="of:=[.A37]+[.E37]/2" office:value-type="float" office:value="0.214285502012005" calcext:value-type="float">
            <text:p>0.214285502</text:p>
          </table:table-cell>
          <table:table-cell table:formula="of:=[.B37]" office:value-type="float" office:value="0.214290574320943" calcext:value-type="float">
            <text:p>0.2142905743</text:p>
          </table:table-cell>
          <table:table-cell table:formula="of:=[.C37]/3+[.E37]/2" office:value-type="float" office:value="0.214284860356784" calcext:value-type="float">
            <text:p>0.2142848604</text:p>
          </table:table-cell>
          <table:table-cell table:formula="of:=[.D37]+[.C37]/3" office:value-type="float" office:value="0.285712161454426" calcext:value-type="float">
            <text:p>0.2857121615</text:p>
          </table:table-cell>
          <table:table-cell table:formula="of:=SUM([.A38:.E3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38]/3" office:value-type="float" office:value="0.0714301914403145" calcext:value-type="float">
            <text:p>0.0714301914</text:p>
          </table:table-cell>
          <table:table-cell table:formula="of:=[.A38]+[.E38]/2" office:value-type="float" office:value="0.214282982583054" calcext:value-type="float">
            <text:p>0.2142829826</text:p>
          </table:table-cell>
          <table:table-cell table:formula="of:=[.B38]" office:value-type="float" office:value="0.214285502012005" calcext:value-type="float">
            <text:p>0.214285502</text:p>
          </table:table-cell>
          <table:table-cell table:formula="of:=[.C38]/3+[.E38]/2" office:value-type="float" office:value="0.214286272167528" calcext:value-type="float">
            <text:p>0.2142862722</text:p>
          </table:table-cell>
          <table:table-cell table:formula="of:=[.D38]+[.C38]/3" office:value-type="float" office:value="0.285715051797099" calcext:value-type="float">
            <text:p>0.2857150518</text:p>
          </table:table-cell>
          <table:table-cell table:formula="of:=SUM([.A39:.E3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39]/3" office:value-type="float" office:value="0.0714285006706684" calcext:value-type="float">
            <text:p>0.0714285007</text:p>
          </table:table-cell>
          <table:table-cell table:formula="of:=[.A39]+[.E39]/2" office:value-type="float" office:value="0.214287717338864" calcext:value-type="float">
            <text:p>0.2142877173</text:p>
          </table:table-cell>
          <table:table-cell table:formula="of:=[.B39]" office:value-type="float" office:value="0.214282982583054" calcext:value-type="float">
            <text:p>0.2142829826</text:p>
          </table:table-cell>
          <table:table-cell table:formula="of:=[.C39]/3+[.E39]/2" office:value-type="float" office:value="0.214286026569218" calcext:value-type="float">
            <text:p>0.2142860266</text:p>
          </table:table-cell>
          <table:table-cell table:formula="of:=[.D39]+[.C39]/3" office:value-type="float" office:value="0.285714772838196" calcext:value-type="float">
            <text:p>0.2857147728</text:p>
          </table:table-cell>
          <table:table-cell table:formula="of:=SUM([.A40:.E4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40]/3" office:value-type="float" office:value="0.071427660861018" calcext:value-type="float">
            <text:p>0.0714276609</text:p>
          </table:table-cell>
          <table:table-cell table:formula="of:=[.A40]+[.E40]/2" office:value-type="float" office:value="0.214285887089766" calcext:value-type="float">
            <text:p>0.2142858871</text:p>
          </table:table-cell>
          <table:table-cell table:formula="of:=[.B40]" office:value-type="float" office:value="0.214287717338864" calcext:value-type="float">
            <text:p>0.2142877173</text:p>
          </table:table-cell>
          <table:table-cell table:formula="of:=[.C40]/3+[.E40]/2" office:value-type="float" office:value="0.214285047280116" calcext:value-type="float">
            <text:p>0.2142850473</text:p>
          </table:table-cell>
          <table:table-cell table:formula="of:=[.D40]+[.C40]/3" office:value-type="float" office:value="0.285713687430236" calcext:value-type="float">
            <text:p>0.2857136874</text:p>
          </table:table-cell>
          <table:table-cell table:formula="of:=SUM([.A41:.E4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41]/3" office:value-type="float" office:value="0.0714292391129546" calcext:value-type="float">
            <text:p>0.0714292391</text:p>
          </table:table-cell>
          <table:table-cell table:formula="of:=[.A41]+[.E41]/2" office:value-type="float" office:value="0.214284504576136" calcext:value-type="float">
            <text:p>0.2142845046</text:p>
          </table:table-cell>
          <table:table-cell table:formula="of:=[.B41]" office:value-type="float" office:value="0.214285887089766" calcext:value-type="float">
            <text:p>0.2142858871</text:p>
          </table:table-cell>
          <table:table-cell table:formula="of:=[.C41]/3+[.E41]/2" office:value-type="float" office:value="0.214286082828072" calcext:value-type="float">
            <text:p>0.2142860828</text:p>
          </table:table-cell>
          <table:table-cell table:formula="of:=[.D41]+[.C41]/3" office:value-type="float" office:value="0.285714286393071" calcext:value-type="float">
            <text:p>0.2857142864</text:p>
          </table:table-cell>
          <table:table-cell table:formula="of:=SUM([.A42:.E4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42]/3" office:value-type="float" office:value="0.0714286290299221" calcext:value-type="float">
            <text:p>0.071428629</text:p>
          </table:table-cell>
          <table:table-cell table:formula="of:=[.A42]+[.E42]/2" office:value-type="float" office:value="0.21428638230949" calcext:value-type="float">
            <text:p>0.2142863823</text:p>
          </table:table-cell>
          <table:table-cell table:formula="of:=[.B42]" office:value-type="float" office:value="0.214284504576136" calcext:value-type="float">
            <text:p>0.2142845046</text:p>
          </table:table-cell>
          <table:table-cell table:formula="of:=[.C42]/3+[.E42]/2" office:value-type="float" office:value="0.214285772226457" calcext:value-type="float">
            <text:p>0.2142857722</text:p>
          </table:table-cell>
          <table:table-cell table:formula="of:=[.D42]+[.C42]/3" office:value-type="float" office:value="0.285714711857995" calcext:value-type="float">
            <text:p>0.2857147119</text:p>
          </table:table-cell>
          <table:table-cell table:formula="of:=SUM([.A43:.E4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43]/3" office:value-type="float" office:value="0.0714281681920453" calcext:value-type="float">
            <text:p>0.0714281682</text:p>
          </table:table-cell>
          <table:table-cell table:formula="of:=[.A43]+[.E43]/2" office:value-type="float" office:value="0.214285984958919" calcext:value-type="float">
            <text:p>0.214285985</text:p>
          </table:table-cell>
          <table:table-cell table:formula="of:=[.B43]" office:value-type="float" office:value="0.21428638230949" calcext:value-type="float">
            <text:p>0.2142863823</text:p>
          </table:table-cell>
          <table:table-cell table:formula="of:=[.C43]/3+[.E43]/2" office:value-type="float" office:value="0.214285524121043" calcext:value-type="float">
            <text:p>0.2142855241</text:p>
          </table:table-cell>
          <table:table-cell table:formula="of:=[.D43]+[.C43]/3" office:value-type="float" office:value="0.285713940418503" calcext:value-type="float">
            <text:p>0.2857139404</text:p>
          </table:table-cell>
          <table:table-cell table:formula="of:=SUM([.A44:.E4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44]/3" office:value-type="float" office:value="0.0714287941031633" calcext:value-type="float">
            <text:p>0.0714287941</text:p>
          </table:table-cell>
          <table:table-cell table:formula="of:=[.A44]+[.E44]/2" office:value-type="float" office:value="0.214285138401297" calcext:value-type="float">
            <text:p>0.2142851384</text:p>
          </table:table-cell>
          <table:table-cell table:formula="of:=[.B44]" office:value-type="float" office:value="0.214285984958919" calcext:value-type="float">
            <text:p>0.214285985</text:p>
          </table:table-cell>
          <table:table-cell table:formula="of:=[.C44]/3+[.E44]/2" office:value-type="float" office:value="0.214285764312415" calcext:value-type="float">
            <text:p>0.2142857643</text:p>
          </table:table-cell>
          <table:table-cell table:formula="of:=[.D44]+[.C44]/3" office:value-type="float" office:value="0.285714318224206" calcext:value-type="float">
            <text:p>0.2857143182</text:p>
          </table:table-cell>
          <table:table-cell table:formula="of:=SUM([.A45:.E4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45]/3" office:value-type="float" office:value="0.0714286616529731" calcext:value-type="float">
            <text:p>0.0714286617</text:p>
          </table:table-cell>
          <table:table-cell table:formula="of:=[.A45]+[.E45]/2" office:value-type="float" office:value="0.214285953215266" calcext:value-type="float">
            <text:p>0.2142859532</text:p>
          </table:table-cell>
          <table:table-cell table:formula="of:=[.B45]" office:value-type="float" office:value="0.214285138401297" calcext:value-type="float">
            <text:p>0.2142851384</text:p>
          </table:table-cell>
          <table:table-cell table:formula="of:=[.C45]/3+[.E45]/2" office:value-type="float" office:value="0.214285820765076" calcext:value-type="float">
            <text:p>0.2142858208</text:p>
          </table:table-cell>
          <table:table-cell table:formula="of:=[.D45]+[.C45]/3" office:value-type="float" office:value="0.285714425965388" calcext:value-type="float">
            <text:p>0.285714426</text:p>
          </table:table-cell>
          <table:table-cell table:formula="of:=SUM([.A46:.E4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46]/3" office:value-type="float" office:value="0.0714283794670989" calcext:value-type="float">
            <text:p>0.0714283795</text:p>
          </table:table-cell>
          <table:table-cell table:formula="of:=[.A46]+[.E46]/2" office:value-type="float" office:value="0.214285874635667" calcext:value-type="float">
            <text:p>0.2142858746</text:p>
          </table:table-cell>
          <table:table-cell table:formula="of:=[.B46]" office:value-type="float" office:value="0.214285953215266" calcext:value-type="float">
            <text:p>0.2142859532</text:p>
          </table:table-cell>
          <table:table-cell table:formula="of:=[.C46]/3+[.E46]/2" office:value-type="float" office:value="0.214285592449793" calcext:value-type="float">
            <text:p>0.2142855924</text:p>
          </table:table-cell>
          <table:table-cell table:formula="of:=[.D46]+[.C46]/3" office:value-type="float" office:value="0.285714200232175" calcext:value-type="float">
            <text:p>0.2857142002</text:p>
          </table:table-cell>
          <table:table-cell table:formula="of:=SUM([.A47:.E4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47]/3" office:value-type="float" office:value="0.0714286510717554" calcext:value-type="float">
            <text:p>0.0714286511</text:p>
          </table:table-cell>
          <table:table-cell table:formula="of:=[.A47]+[.E47]/2" office:value-type="float" office:value="0.214285479583186" calcext:value-type="float">
            <text:p>0.2142854796</text:p>
          </table:table-cell>
          <table:table-cell table:formula="of:=[.B47]" office:value-type="float" office:value="0.214285874635667" calcext:value-type="float">
            <text:p>0.2142858746</text:p>
          </table:table-cell>
          <table:table-cell table:formula="of:=[.C47]/3+[.E47]/2" office:value-type="float" office:value="0.214285751187843" calcext:value-type="float">
            <text:p>0.2142857512</text:p>
          </table:table-cell>
          <table:table-cell table:formula="of:=[.D47]+[.C47]/3" office:value-type="float" office:value="0.285714243521548" calcext:value-type="float">
            <text:p>0.2857142435</text:p>
          </table:table-cell>
          <table:table-cell table:formula="of:=SUM([.A48:.E4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48]/3" office:value-type="float" office:value="0.0714286248785557" calcext:value-type="float">
            <text:p>0.0714286249</text:p>
          </table:table-cell>
          <table:table-cell table:formula="of:=[.A48]+[.E48]/2" office:value-type="float" office:value="0.214285772832529" calcext:value-type="float">
            <text:p>0.2142857728</text:p>
          </table:table-cell>
          <table:table-cell table:formula="of:=[.B48]" office:value-type="float" office:value="0.214285479583186" calcext:value-type="float">
            <text:p>0.2142854796</text:p>
          </table:table-cell>
          <table:table-cell table:formula="of:=[.C48]/3+[.E48]/2" office:value-type="float" office:value="0.21428574663933" calcext:value-type="float">
            <text:p>0.2142857466</text:p>
          </table:table-cell>
          <table:table-cell table:formula="of:=[.D48]+[.C48]/3" office:value-type="float" office:value="0.285714376066399" calcext:value-type="float">
            <text:p>0.2857143761</text:p>
          </table:table-cell>
          <table:table-cell table:formula="of:=SUM([.A49:.E4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49]/3" office:value-type="float" office:value="0.0714284931943955" calcext:value-type="float">
            <text:p>0.0714284932</text:p>
          </table:table-cell>
          <table:table-cell table:formula="of:=[.A49]+[.E49]/2" office:value-type="float" office:value="0.214285812911755" calcext:value-type="float">
            <text:p>0.2142858129</text:p>
          </table:table-cell>
          <table:table-cell table:formula="of:=[.B49]" office:value-type="float" office:value="0.214285772832529" calcext:value-type="float">
            <text:p>0.2142857728</text:p>
          </table:table-cell>
          <table:table-cell table:formula="of:=[.C49]/3+[.E49]/2" office:value-type="float" office:value="0.214285681227595" calcext:value-type="float">
            <text:p>0.2142856812</text:p>
          </table:table-cell>
          <table:table-cell table:formula="of:=[.D49]+[.C49]/3" office:value-type="float" office:value="0.285714239833725" calcext:value-type="float">
            <text:p>0.2857142398</text:p>
          </table:table-cell>
          <table:table-cell table:formula="of:=SUM([.A50:.E5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50]/3" office:value-type="float" office:value="0.0714285909441765" calcext:value-type="float">
            <text:p>0.0714285909</text:p>
          </table:table-cell>
          <table:table-cell table:formula="of:=[.A50]+[.E50]/2" office:value-type="float" office:value="0.214285613111258" calcext:value-type="float">
            <text:p>0.2142856131</text:p>
          </table:table-cell>
          <table:table-cell table:formula="of:=[.B50]" office:value-type="float" office:value="0.214285812911755" calcext:value-type="float">
            <text:p>0.2142858129</text:p>
          </table:table-cell>
          <table:table-cell table:formula="of:=[.C50]/3+[.E50]/2" office:value-type="float" office:value="0.214285710861039" calcext:value-type="float">
            <text:p>0.2142857109</text:p>
          </table:table-cell>
          <table:table-cell table:formula="of:=[.D50]+[.C50]/3" office:value-type="float" office:value="0.285714272171771" calcext:value-type="float">
            <text:p>0.2857142722</text:p>
          </table:table-cell>
          <table:table-cell table:formula="of:=SUM([.A51:.E5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51]/3" office:value-type="float" office:value="0.0714286043039183" calcext:value-type="float">
            <text:p>0.0714286043</text:p>
          </table:table-cell>
          <table:table-cell table:formula="of:=[.A51]+[.E51]/2" office:value-type="float" office:value="0.214285727030062" calcext:value-type="float">
            <text:p>0.214285727</text:p>
          </table:table-cell>
          <table:table-cell table:formula="of:=[.B51]" office:value-type="float" office:value="0.214285613111258" calcext:value-type="float">
            <text:p>0.2142856131</text:p>
          </table:table-cell>
          <table:table-cell table:formula="of:=[.C51]/3+[.E51]/2" office:value-type="float" office:value="0.214285740389804" calcext:value-type="float">
            <text:p>0.2142857404</text:p>
          </table:table-cell>
          <table:table-cell table:formula="of:=[.D51]+[.C51]/3" office:value-type="float" office:value="0.285714315164957" calcext:value-type="float">
            <text:p>0.2857143152</text:p>
          </table:table-cell>
          <table:table-cell table:formula="of:=SUM([.A52:.E5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52]/3" office:value-type="float" office:value="0.0714285377037527" calcext:value-type="float">
            <text:p>0.0714285377</text:p>
          </table:table-cell>
          <table:table-cell table:formula="of:=[.A52]+[.E52]/2" office:value-type="float" office:value="0.214285761886397" calcext:value-type="float">
            <text:p>0.2142857619</text:p>
          </table:table-cell>
          <table:table-cell table:formula="of:=[.B52]" office:value-type="float" office:value="0.214285727030062" calcext:value-type="float">
            <text:p>0.214285727</text:p>
          </table:table-cell>
          <table:table-cell table:formula="of:=[.C52]/3+[.E52]/2" office:value-type="float" office:value="0.214285695286231" calcext:value-type="float">
            <text:p>0.2142856953</text:p>
          </table:table-cell>
          <table:table-cell table:formula="of:=[.D52]+[.C52]/3" office:value-type="float" office:value="0.285714278093557" calcext:value-type="float">
            <text:p>0.2857142781</text:p>
          </table:table-cell>
          <table:table-cell table:formula="of:=SUM([.A53:.E5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53]/3" office:value-type="float" office:value="0.0714285756766874" calcext:value-type="float">
            <text:p>0.0714285757</text:p>
          </table:table-cell>
          <table:table-cell table:formula="of:=[.A53]+[.E53]/2" office:value-type="float" office:value="0.214285676750531" calcext:value-type="float">
            <text:p>0.2142856768</text:p>
          </table:table-cell>
          <table:table-cell table:formula="of:=[.B53]" office:value-type="float" office:value="0.214285761886397" calcext:value-type="float">
            <text:p>0.2142857619</text:p>
          </table:table-cell>
          <table:table-cell table:formula="of:=[.C53]/3+[.E53]/2" office:value-type="float" office:value="0.214285714723466" calcext:value-type="float">
            <text:p>0.2142857147</text:p>
          </table:table-cell>
          <table:table-cell table:formula="of:=[.D53]+[.C53]/3" office:value-type="float" office:value="0.285714270962919" calcext:value-type="float">
            <text:p>0.285714271</text:p>
          </table:table-cell>
          <table:table-cell table:formula="of:=SUM([.A54:.E5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54]/3" office:value-type="float" office:value="0.0714285872954657" calcext:value-type="float">
            <text:p>0.0714285873</text:p>
          </table:table-cell>
          <table:table-cell table:formula="of:=[.A54]+[.E54]/2" office:value-type="float" office:value="0.214285711158147" calcext:value-type="float">
            <text:p>0.2142857112</text:p>
          </table:table-cell>
          <table:table-cell table:formula="of:=[.B54]" office:value-type="float" office:value="0.214285676750531" calcext:value-type="float">
            <text:p>0.2142856768</text:p>
          </table:table-cell>
          <table:table-cell table:formula="of:=[.C54]/3+[.E54]/2" office:value-type="float" office:value="0.214285722776925" calcext:value-type="float">
            <text:p>0.2142857228</text:p>
          </table:table-cell>
          <table:table-cell table:formula="of:=[.D54]+[.C54]/3" office:value-type="float" office:value="0.285714302018931" calcext:value-type="float">
            <text:p>0.285714302</text:p>
          </table:table-cell>
          <table:table-cell table:formula="of:=SUM([.A55:.E5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55]/3" office:value-type="float" office:value="0.0714285589168437" calcext:value-type="float">
            <text:p>0.0714285589</text:p>
          </table:table-cell>
          <table:table-cell table:formula="of:=[.A55]+[.E55]/2" office:value-type="float" office:value="0.214285738304931" calcext:value-type="float">
            <text:p>0.2142857383</text:p>
          </table:table-cell>
          <table:table-cell table:formula="of:=[.B55]" office:value-type="float" office:value="0.214285711158147" calcext:value-type="float">
            <text:p>0.2142857112</text:p>
          </table:table-cell>
          <table:table-cell table:formula="of:=[.C55]/3+[.E55]/2" office:value-type="float" office:value="0.214285709926309" calcext:value-type="float">
            <text:p>0.2142857099</text:p>
          </table:table-cell>
          <table:table-cell table:formula="of:=[.D55]+[.C55]/3" office:value-type="float" office:value="0.285714281693769" calcext:value-type="float">
            <text:p>0.2857142817</text:p>
          </table:table-cell>
          <table:table-cell table:formula="of:=SUM([.A56:.E5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56]/3" office:value-type="float" office:value="0.0714285703860489" calcext:value-type="float">
            <text:p>0.0714285704</text:p>
          </table:table-cell>
          <table:table-cell table:formula="of:=[.A56]+[.E56]/2" office:value-type="float" office:value="0.214285699763728" calcext:value-type="float">
            <text:p>0.2142856998</text:p>
          </table:table-cell>
          <table:table-cell table:formula="of:=[.B56]" office:value-type="float" office:value="0.214285738304931" calcext:value-type="float">
            <text:p>0.2142857383</text:p>
          </table:table-cell>
          <table:table-cell table:formula="of:=[.C56]/3+[.E56]/2" office:value-type="float" office:value="0.214285711232933" calcext:value-type="float">
            <text:p>0.2142857112</text:p>
          </table:table-cell>
          <table:table-cell table:formula="of:=[.D56]+[.C56]/3" office:value-type="float" office:value="0.285714280312358" calcext:value-type="float">
            <text:p>0.2857142803</text:p>
          </table:table-cell>
          <table:table-cell table:formula="of:=SUM([.A57:.E5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57]/3" office:value-type="float" office:value="0.0714285794349771" calcext:value-type="float">
            <text:p>0.0714285794</text:p>
          </table:table-cell>
          <table:table-cell table:formula="of:=[.A57]+[.E57]/2" office:value-type="float" office:value="0.214285710542228" calcext:value-type="float">
            <text:p>0.2142857105</text:p>
          </table:table-cell>
          <table:table-cell table:formula="of:=[.B57]" office:value-type="float" office:value="0.214285699763728" calcext:value-type="float">
            <text:p>0.2142856998</text:p>
          </table:table-cell>
          <table:table-cell table:formula="of:=[.C57]/3+[.E57]/2" office:value-type="float" office:value="0.214285719591156" calcext:value-type="float">
            <text:p>0.2142857196</text:p>
          </table:table-cell>
          <table:table-cell table:formula="of:=[.D57]+[.C57]/3" office:value-type="float" office:value="0.28571429066791" calcext:value-type="float">
            <text:p>0.2857142907</text:p>
          </table:table-cell>
          <table:table-cell table:formula="of:=SUM([.A58:.E5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58]/3" office:value-type="float" office:value="0.0714285665879094" calcext:value-type="float">
            <text:p>0.0714285666</text:p>
          </table:table-cell>
          <table:table-cell table:formula="of:=[.A58]+[.E58]/2" office:value-type="float" office:value="0.214285724768932" calcext:value-type="float">
            <text:p>0.2142857248</text:p>
          </table:table-cell>
          <table:table-cell table:formula="of:=[.B58]" office:value-type="float" office:value="0.214285710542228" calcext:value-type="float">
            <text:p>0.2142857105</text:p>
          </table:table-cell>
          <table:table-cell table:formula="of:=[.C58]/3+[.E58]/2" office:value-type="float" office:value="0.214285711921865" calcext:value-type="float">
            <text:p>0.2142857119</text:p>
          </table:table-cell>
          <table:table-cell table:formula="of:=[.D58]+[.C58]/3" office:value-type="float" office:value="0.285714286179066" calcext:value-type="float">
            <text:p>0.2857142862</text:p>
          </table:table-cell>
          <table:table-cell table:formula="of:=SUM([.A59:.E5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59]/3" office:value-type="float" office:value="0.0714285701807427" calcext:value-type="float">
            <text:p>0.0714285702</text:p>
          </table:table-cell>
          <table:table-cell table:formula="of:=[.A59]+[.E59]/2" office:value-type="float" office:value="0.214285709677442" calcext:value-type="float">
            <text:p>0.2142857097</text:p>
          </table:table-cell>
          <table:table-cell table:formula="of:=[.B59]" office:value-type="float" office:value="0.214285724768932" calcext:value-type="float">
            <text:p>0.2142857248</text:p>
          </table:table-cell>
          <table:table-cell table:formula="of:=[.C59]/3+[.E59]/2" office:value-type="float" office:value="0.214285713270275" calcext:value-type="float">
            <text:p>0.2142857133</text:p>
          </table:table-cell>
          <table:table-cell table:formula="of:=[.D59]+[.C59]/3" office:value-type="float" office:value="0.285714282102607" calcext:value-type="float">
            <text:p>0.2857142821</text:p>
          </table:table-cell>
          <table:table-cell table:formula="of:=SUM([.A60:.E6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60]/3" office:value-type="float" office:value="0.0714285749229775" calcext:value-type="float">
            <text:p>0.0714285749</text:p>
          </table:table-cell>
          <table:table-cell table:formula="of:=[.A60]+[.E60]/2" office:value-type="float" office:value="0.214285711232046" calcext:value-type="float">
            <text:p>0.2142857112</text:p>
          </table:table-cell>
          <table:table-cell table:formula="of:=[.B60]" office:value-type="float" office:value="0.214285709677442" calcext:value-type="float">
            <text:p>0.2142857097</text:p>
          </table:table-cell>
          <table:table-cell table:formula="of:=[.C60]/3+[.E60]/2" office:value-type="float" office:value="0.214285715974281" calcext:value-type="float">
            <text:p>0.214285716</text:p>
          </table:table-cell>
          <table:table-cell table:formula="of:=[.D60]+[.C60]/3" office:value-type="float" office:value="0.285714288193253" calcext:value-type="float">
            <text:p>0.2857142882</text:p>
          </table:table-cell>
          <table:table-cell table:formula="of:=SUM([.A61:.E6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61]/3" office:value-type="float" office:value="0.0714285698924807" calcext:value-type="float">
            <text:p>0.0714285699</text:p>
          </table:table-cell>
          <table:table-cell table:formula="of:=[.A61]+[.E61]/2" office:value-type="float" office:value="0.214285719019604" calcext:value-type="float">
            <text:p>0.214285719</text:p>
          </table:table-cell>
          <table:table-cell table:formula="of:=[.B61]" office:value-type="float" office:value="0.214285711232046" calcext:value-type="float">
            <text:p>0.2142857112</text:p>
          </table:table-cell>
          <table:table-cell table:formula="of:=[.C61]/3+[.E61]/2" office:value-type="float" office:value="0.214285713989107" calcext:value-type="float">
            <text:p>0.214285714</text:p>
          </table:table-cell>
          <table:table-cell table:formula="of:=[.D61]+[.C61]/3" office:value-type="float" office:value="0.285714285866762" calcext:value-type="float">
            <text:p>0.2857142859</text:p>
          </table:table-cell>
          <table:table-cell table:formula="of:=SUM([.A62:.E6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62]/3" office:value-type="float" office:value="0.0714285704106821" calcext:value-type="float">
            <text:p>0.0714285704</text:p>
          </table:table-cell>
          <table:table-cell table:formula="of:=[.A62]+[.E62]/2" office:value-type="float" office:value="0.214285712825862" calcext:value-type="float">
            <text:p>0.2142857128</text:p>
          </table:table-cell>
          <table:table-cell table:formula="of:=[.B62]" office:value-type="float" office:value="0.214285719019604" calcext:value-type="float">
            <text:p>0.214285719</text:p>
          </table:table-cell>
          <table:table-cell table:formula="of:=[.C62]/3+[.E62]/2" office:value-type="float" office:value="0.214285713344063" calcext:value-type="float">
            <text:p>0.2142857133</text:p>
          </table:table-cell>
          <table:table-cell table:formula="of:=[.D62]+[.C62]/3" office:value-type="float" office:value="0.285714284399789" calcext:value-type="float">
            <text:p>0.2857142844</text:p>
          </table:table-cell>
          <table:table-cell table:formula="of:=SUM([.A63:.E6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63]/3" office:value-type="float" office:value="0.0714285730065346" calcext:value-type="float">
            <text:p>0.071428573</text:p>
          </table:table-cell>
          <table:table-cell table:formula="of:=[.A63]+[.E63]/2" office:value-type="float" office:value="0.214285712610577" calcext:value-type="float">
            <text:p>0.2142857126</text:p>
          </table:table-cell>
          <table:table-cell table:formula="of:=[.B63]" office:value-type="float" office:value="0.214285712825862" calcext:value-type="float">
            <text:p>0.2142857128</text:p>
          </table:table-cell>
          <table:table-cell table:formula="of:=[.C63]/3+[.E63]/2" office:value-type="float" office:value="0.214285715206429" calcext:value-type="float">
            <text:p>0.2142857152</text:p>
          </table:table-cell>
          <table:table-cell table:formula="of:=[.D63]+[.C63]/3" office:value-type="float" office:value="0.285714286350598" calcext:value-type="float">
            <text:p>0.2857142864</text:p>
          </table:table-cell>
          <table:table-cell table:formula="of:=SUM([.A64:.E6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64]/3" office:value-type="float" office:value="0.0714285709419539" calcext:value-type="float">
            <text:p>0.0714285709</text:p>
          </table:table-cell>
          <table:table-cell table:formula="of:=[.A64]+[.E64]/2" office:value-type="float" office:value="0.214285716181833" calcext:value-type="float">
            <text:p>0.2142857162</text:p>
          </table:table-cell>
          <table:table-cell table:formula="of:=[.B64]" office:value-type="float" office:value="0.214285712610577" calcext:value-type="float">
            <text:p>0.2142857126</text:p>
          </table:table-cell>
          <table:table-cell table:formula="of:=[.C64]/3+[.E64]/2" office:value-type="float" office:value="0.214285714117253" calcext:value-type="float">
            <text:p>0.2142857141</text:p>
          </table:table-cell>
          <table:table-cell table:formula="of:=[.D64]+[.C64]/3" office:value-type="float" office:value="0.285714286148383" calcext:value-type="float">
            <text:p>0.2857142861</text:p>
          </table:table-cell>
          <table:table-cell table:formula="of:=SUM([.A65:.E6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65]/3" office:value-type="float" office:value="0.0714285708701923" calcext:value-type="float">
            <text:p>0.0714285709</text:p>
          </table:table-cell>
          <table:table-cell table:formula="of:=[.A65]+[.E65]/2" office:value-type="float" office:value="0.214285714016145" calcext:value-type="float">
            <text:p>0.214285714</text:p>
          </table:table-cell>
          <table:table-cell table:formula="of:=[.B65]" office:value-type="float" office:value="0.214285716181833" calcext:value-type="float">
            <text:p>0.2142857162</text:p>
          </table:table-cell>
          <table:table-cell table:formula="of:=[.C65]/3+[.E65]/2" office:value-type="float" office:value="0.214285713944384" calcext:value-type="float">
            <text:p>0.2142857139</text:p>
          </table:table-cell>
          <table:table-cell table:formula="of:=[.D65]+[.C65]/3" office:value-type="float" office:value="0.285714284987445" calcext:value-type="float">
            <text:p>0.285714285</text:p>
          </table:table-cell>
          <table:table-cell table:formula="of:=SUM([.A66:.E6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66]/3" office:value-type="float" office:value="0.0714285720606112" calcext:value-type="float">
            <text:p>0.0714285721</text:p>
          </table:table-cell>
          <table:table-cell table:formula="of:=[.A66]+[.E66]/2" office:value-type="float" office:value="0.214285713363915" calcext:value-type="float">
            <text:p>0.2142857134</text:p>
          </table:table-cell>
          <table:table-cell table:formula="of:=[.B66]" office:value-type="float" office:value="0.214285714016145" calcext:value-type="float">
            <text:p>0.214285714</text:p>
          </table:table-cell>
          <table:table-cell table:formula="of:=[.C66]/3+[.E66]/2" office:value-type="float" office:value="0.214285714554334" calcext:value-type="float">
            <text:p>0.2142857146</text:p>
          </table:table-cell>
          <table:table-cell table:formula="of:=[.D66]+[.C66]/3" office:value-type="float" office:value="0.285714286004995" calcext:value-type="float">
            <text:p>0.285714286</text:p>
          </table:table-cell>
          <table:table-cell table:formula="of:=SUM([.A67:.E6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67]/3" office:value-type="float" office:value="0.0714285713387152" calcext:value-type="float">
            <text:p>0.0714285713</text:p>
          </table:table-cell>
          <table:table-cell table:formula="of:=[.A67]+[.E67]/2" office:value-type="float" office:value="0.214285715063109" calcext:value-type="float">
            <text:p>0.2142857151</text:p>
          </table:table-cell>
          <table:table-cell table:formula="of:=[.B67]" office:value-type="float" office:value="0.214285713363915" calcext:value-type="float">
            <text:p>0.2142857134</text:p>
          </table:table-cell>
          <table:table-cell table:formula="of:=[.C67]/3+[.E67]/2" office:value-type="float" office:value="0.214285714341213" calcext:value-type="float">
            <text:p>0.2142857143</text:p>
          </table:table-cell>
          <table:table-cell table:formula="of:=[.D67]+[.C67]/3" office:value-type="float" office:value="0.285714285893049" calcext:value-type="float">
            <text:p>0.2857142859</text:p>
          </table:table-cell>
          <table:table-cell table:formula="of:=SUM([.A68:.E6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68]/3" office:value-type="float" office:value="0.0714285711213049" calcext:value-type="float">
            <text:p>0.0714285711</text:p>
          </table:table-cell>
          <table:table-cell table:formula="of:=[.A68]+[.E68]/2" office:value-type="float" office:value="0.21428571428524" calcext:value-type="float">
            <text:p>0.2142857143</text:p>
          </table:table-cell>
          <table:table-cell table:formula="of:=[.B68]" office:value-type="float" office:value="0.214285715063109" calcext:value-type="float">
            <text:p>0.2142857151</text:p>
          </table:table-cell>
          <table:table-cell table:formula="of:=[.C68]/3+[.E68]/2" office:value-type="float" office:value="0.214285714067829" calcext:value-type="float">
            <text:p>0.2142857141</text:p>
          </table:table-cell>
          <table:table-cell table:formula="of:=[.D68]+[.C68]/3" office:value-type="float" office:value="0.285714285462518" calcext:value-type="float">
            <text:p>0.2857142855</text:p>
          </table:table-cell>
          <table:table-cell table:formula="of:=SUM([.A69:.E6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69]/3" office:value-type="float" office:value="0.0714285716877029" calcext:value-type="float">
            <text:p>0.0714285717</text:p>
          </table:table-cell>
          <table:table-cell table:formula="of:=[.A69]+[.E69]/2" office:value-type="float" office:value="0.214285713852564" calcext:value-type="float">
            <text:p>0.2142857139</text:p>
          </table:table-cell>
          <table:table-cell table:formula="of:=[.B69]" office:value-type="float" office:value="0.21428571428524" calcext:value-type="float">
            <text:p>0.2142857143</text:p>
          </table:table-cell>
          <table:table-cell table:formula="of:=[.C69]/3+[.E69]/2" office:value-type="float" office:value="0.214285714418962" calcext:value-type="float">
            <text:p>0.2142857144</text:p>
          </table:table-cell>
          <table:table-cell table:formula="of:=[.D69]+[.C69]/3" office:value-type="float" office:value="0.285714285755532" calcext:value-type="float">
            <text:p>0.2857142858</text:p>
          </table:table-cell>
          <table:table-cell table:formula="of:=SUM([.A70:.E7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70]/3" office:value-type="float" office:value="0.0714285714284132" calcext:value-type="float">
            <text:p>0.0714285714</text:p>
          </table:table-cell>
          <table:table-cell table:formula="of:=[.A70]+[.E70]/2" office:value-type="float" office:value="0.214285714565469" calcext:value-type="float">
            <text:p>0.2142857146</text:p>
          </table:table-cell>
          <table:table-cell table:formula="of:=[.B70]" office:value-type="float" office:value="0.214285713852564" calcext:value-type="float">
            <text:p>0.2142857139</text:p>
          </table:table-cell>
          <table:table-cell table:formula="of:=[.C70]/3+[.E70]/2" office:value-type="float" office:value="0.214285714306179" calcext:value-type="float">
            <text:p>0.2142857143</text:p>
          </table:table-cell>
          <table:table-cell table:formula="of:=[.D70]+[.C70]/3" office:value-type="float" office:value="0.285714285847375" calcext:value-type="float">
            <text:p>0.2857142858</text:p>
          </table:table-cell>
          <table:table-cell table:formula="of:=SUM([.A71:.E7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71]/3" office:value-type="float" office:value="0.0714285712841879" calcext:value-type="float">
            <text:p>0.0714285713</text:p>
          </table:table-cell>
          <table:table-cell table:formula="of:=[.A71]+[.E71]/2" office:value-type="float" office:value="0.214285714352101" calcext:value-type="float">
            <text:p>0.2142857144</text:p>
          </table:table-cell>
          <table:table-cell table:formula="of:=[.B71]" office:value-type="float" office:value="0.214285714565469" calcext:value-type="float">
            <text:p>0.2142857146</text:p>
          </table:table-cell>
          <table:table-cell table:formula="of:=[.C71]/3+[.E71]/2" office:value-type="float" office:value="0.214285714207875" calcext:value-type="float">
            <text:p>0.2142857142</text:p>
          </table:table-cell>
          <table:table-cell table:formula="of:=[.D71]+[.C71]/3" office:value-type="float" office:value="0.285714285590367" calcext:value-type="float">
            <text:p>0.2857142856</text:p>
          </table:table-cell>
          <table:table-cell table:formula="of:=SUM([.A72:.E7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72]/3" office:value-type="float" office:value="0.071428571521823" calcext:value-type="float">
            <text:p>0.0714285715</text:p>
          </table:table-cell>
          <table:table-cell table:formula="of:=[.A72]+[.E72]/2" office:value-type="float" office:value="0.214285714079372" calcext:value-type="float">
            <text:p>0.2142857141</text:p>
          </table:table-cell>
          <table:table-cell table:formula="of:=[.B72]" office:value-type="float" office:value="0.214285714352101" calcext:value-type="float">
            <text:p>0.2142857144</text:p>
          </table:table-cell>
          <table:table-cell table:formula="of:=[.C72]/3+[.E72]/2" office:value-type="float" office:value="0.214285714317007" calcext:value-type="float">
            <text:p>0.2142857143</text:p>
          </table:table-cell>
          <table:table-cell table:formula="of:=[.D72]+[.C72]/3" office:value-type="float" office:value="0.285714285729698" calcext:value-type="float">
            <text:p>0.2857142857</text:p>
          </table:table-cell>
          <table:table-cell table:formula="of:=SUM([.A73:.E7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73]/3" office:value-type="float" office:value="0.0714285714507002" calcext:value-type="float">
            <text:p>0.0714285715</text:p>
          </table:table-cell>
          <table:table-cell table:formula="of:=[.A73]+[.E73]/2" office:value-type="float" office:value="0.214285714386672" calcext:value-type="float">
            <text:p>0.2142857144</text:p>
          </table:table-cell>
          <table:table-cell table:formula="of:=[.B73]" office:value-type="float" office:value="0.214285714079372" calcext:value-type="float">
            <text:p>0.2142857141</text:p>
          </table:table-cell>
          <table:table-cell table:formula="of:=[.C73]/3+[.E73]/2" office:value-type="float" office:value="0.214285714315549" calcext:value-type="float">
            <text:p>0.2142857143</text:p>
          </table:table-cell>
          <table:table-cell table:formula="of:=[.D73]+[.C73]/3" office:value-type="float" office:value="0.285714285767707" calcext:value-type="float">
            <text:p>0.2857142858</text:p>
          </table:table-cell>
          <table:table-cell table:formula="of:=SUM([.A74:.E7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74]/3" office:value-type="float" office:value="0.0714285713597905" calcext:value-type="float">
            <text:p>0.0714285714</text:p>
          </table:table-cell>
          <table:table-cell table:formula="of:=[.A74]+[.E74]/2" office:value-type="float" office:value="0.214285714334554" calcext:value-type="float">
            <text:p>0.2142857143</text:p>
          </table:table-cell>
          <table:table-cell table:formula="of:=[.B74]" office:value-type="float" office:value="0.214285714386672" calcext:value-type="float">
            <text:p>0.2142857144</text:p>
          </table:table-cell>
          <table:table-cell table:formula="of:=[.C74]/3+[.E74]/2" office:value-type="float" office:value="0.214285714243644" calcext:value-type="float">
            <text:p>0.2142857142</text:p>
          </table:table-cell>
          <table:table-cell table:formula="of:=[.D74]+[.C74]/3" office:value-type="float" office:value="0.28571428567534" calcext:value-type="float">
            <text:p>0.2857142857</text:p>
          </table:table-cell>
          <table:table-cell table:formula="of:=SUM([.A75:.E7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75]/3" office:value-type="float" office:value="0.0714285714622241" calcext:value-type="float">
            <text:p>0.0714285715</text:p>
          </table:table-cell>
          <table:table-cell table:formula="of:=[.A75]+[.E75]/2" office:value-type="float" office:value="0.21428571419746" calcext:value-type="float">
            <text:p>0.2142857142</text:p>
          </table:table-cell>
          <table:table-cell table:formula="of:=[.B75]" office:value-type="float" office:value="0.214285714334554" calcext:value-type="float">
            <text:p>0.2142857143</text:p>
          </table:table-cell>
          <table:table-cell table:formula="of:=[.C75]/3+[.E75]/2" office:value-type="float" office:value="0.214285714299894" calcext:value-type="float">
            <text:p>0.2142857143</text:p>
          </table:table-cell>
          <table:table-cell table:formula="of:=[.D75]+[.C75]/3" office:value-type="float" office:value="0.285714285705868" calcext:value-type="float">
            <text:p>0.2857142857</text:p>
          </table:table-cell>
          <table:table-cell table:formula="of:=SUM([.A76:.E76])" office:value-type="float" office:value="1" calcext:value-type="float">
            <text:p>1</text:p>
          </table:table-cell>
          <table:table-cell table:style-name="ce2" office:value-type="string" calcext:value-type="string">
            <text:p>← CONVERGES</text:p>
          </table:table-cell>
          <table:table-cell table:number-columns-repeated="1017"/>
        </table:table-row>
        <table:table-row table:style-name="ro1">
          <table:table-cell table:formula="of:=[.C76]/3" office:value-type="float" office:value="0.0714285714448512" calcext:value-type="float">
            <text:p>0.0714285714</text:p>
          </table:table-cell>
          <table:table-cell table:formula="of:=[.A76]+[.E76]/2" office:value-type="float" office:value="0.214285714315158" calcext:value-type="float">
            <text:p>0.2142857143</text:p>
          </table:table-cell>
          <table:table-cell table:formula="of:=[.B76]" office:value-type="float" office:value="0.21428571419746" calcext:value-type="float">
            <text:p>0.2142857142</text:p>
          </table:table-cell>
          <table:table-cell table:formula="of:=[.C76]/3+[.E76]/2" office:value-type="float" office:value="0.214285714297785" calcext:value-type="float">
            <text:p>0.2142857143</text:p>
          </table:table-cell>
          <table:table-cell table:formula="of:=[.D76]+[.C76]/3" office:value-type="float" office:value="0.285714285744745" calcext:value-type="float">
            <text:p>0.2857142857</text:p>
          </table:table-cell>
          <table:table-cell table:formula="of:=SUM([.A77:.E7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77]/3" office:value-type="float" office:value="0.0714285713991535" calcext:value-type="float">
            <text:p>0.0714285714</text:p>
          </table:table-cell>
          <table:table-cell table:formula="of:=[.A77]+[.E77]/2" office:value-type="float" office:value="0.214285714317224" calcext:value-type="float">
            <text:p>0.2142857143</text:p>
          </table:table-cell>
          <table:table-cell table:formula="of:=[.B77]" office:value-type="float" office:value="0.214285714315158" calcext:value-type="float">
            <text:p>0.2142857143</text:p>
          </table:table-cell>
          <table:table-cell table:formula="of:=[.C77]/3+[.E77]/2" office:value-type="float" office:value="0.214285714271526" calcext:value-type="float">
            <text:p>0.2142857143</text:p>
          </table:table-cell>
          <table:table-cell table:formula="of:=[.D77]+[.C77]/3" office:value-type="float" office:value="0.285714285696939" calcext:value-type="float">
            <text:p>0.2857142857</text:p>
          </table:table-cell>
          <table:table-cell table:formula="of:=SUM([.A78:.E7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78]/3" office:value-type="float" office:value="0.071428571438386" calcext:value-type="float">
            <text:p>0.0714285714</text:p>
          </table:table-cell>
          <table:table-cell table:formula="of:=[.A78]+[.E78]/2" office:value-type="float" office:value="0.214285714247623" calcext:value-type="float">
            <text:p>0.2142857142</text:p>
          </table:table-cell>
          <table:table-cell table:formula="of:=[.B78]" office:value-type="float" office:value="0.214285714317224" calcext:value-type="float">
            <text:p>0.2142857143</text:p>
          </table:table-cell>
          <table:table-cell table:formula="of:=[.C78]/3+[.E78]/2" office:value-type="float" office:value="0.214285714286855" calcext:value-type="float">
            <text:p>0.2142857143</text:p>
          </table:table-cell>
          <table:table-cell table:formula="of:=[.D78]+[.C78]/3" office:value-type="float" office:value="0.285714285709912" calcext:value-type="float">
            <text:p>0.2857142857</text:p>
          </table:table-cell>
          <table:table-cell table:formula="of:=SUM([.A79:.E7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79]/3" office:value-type="float" office:value="0.0714285714390746" calcext:value-type="float">
            <text:p>0.0714285714</text:p>
          </table:table-cell>
          <table:table-cell table:formula="of:=[.A79]+[.E79]/2" office:value-type="float" office:value="0.214285714293342" calcext:value-type="float">
            <text:p>0.2142857143</text:p>
          </table:table-cell>
          <table:table-cell table:formula="of:=[.B79]" office:value-type="float" office:value="0.214285714247623" calcext:value-type="float">
            <text:p>0.2142857142</text:p>
          </table:table-cell>
          <table:table-cell table:formula="of:=[.C79]/3+[.E79]/2" office:value-type="float" office:value="0.214285714294031" calcext:value-type="float">
            <text:p>0.2142857143</text:p>
          </table:table-cell>
          <table:table-cell table:formula="of:=[.D79]+[.C79]/3" office:value-type="float" office:value="0.28571428572593" calcext:value-type="float">
            <text:p>0.2857142857</text:p>
          </table:table-cell>
          <table:table-cell table:formula="of:=SUM([.A80:.E8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80]/3" office:value-type="float" office:value="0.0714285714158743" calcext:value-type="float">
            <text:p>0.0714285714</text:p>
          </table:table-cell>
          <table:table-cell table:formula="of:=[.A80]+[.E80]/2" office:value-type="float" office:value="0.21428571430204" calcext:value-type="float">
            <text:p>0.2142857143</text:p>
          </table:table-cell>
          <table:table-cell table:formula="of:=[.B80]" office:value-type="float" office:value="0.214285714293342" calcext:value-type="float">
            <text:p>0.2142857143</text:p>
          </table:table-cell>
          <table:table-cell table:formula="of:=[.C80]/3+[.E80]/2" office:value-type="float" office:value="0.214285714278839" calcext:value-type="float">
            <text:p>0.2142857143</text:p>
          </table:table-cell>
          <table:table-cell table:formula="of:=[.D80]+[.C80]/3" office:value-type="float" office:value="0.285714285709905" calcext:value-type="float">
            <text:p>0.2857142857</text:p>
          </table:table-cell>
          <table:table-cell table:formula="of:=SUM([.A81:.E8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81]/3" office:value-type="float" office:value="0.071428571431114" calcext:value-type="float">
            <text:p>0.0714285714</text:p>
          </table:table-cell>
          <table:table-cell table:formula="of:=[.A81]+[.E81]/2" office:value-type="float" office:value="0.214285714270827" calcext:value-type="float">
            <text:p>0.2142857143</text:p>
          </table:table-cell>
          <table:table-cell table:formula="of:=[.B81]" office:value-type="float" office:value="0.21428571430204" calcext:value-type="float">
            <text:p>0.2142857143</text:p>
          </table:table-cell>
          <table:table-cell table:formula="of:=[.C81]/3+[.E81]/2" office:value-type="float" office:value="0.214285714286066" calcext:value-type="float">
            <text:p>0.2142857143</text:p>
          </table:table-cell>
          <table:table-cell table:formula="of:=[.D81]+[.C81]/3" office:value-type="float" office:value="0.285714285709953" calcext:value-type="float">
            <text:p>0.2857142857</text:p>
          </table:table-cell>
          <table:table-cell table:formula="of:=SUM([.A82:.E8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82]/3" office:value-type="float" office:value="0.0714285714340132" calcext:value-type="float">
            <text:p>0.0714285714</text:p>
          </table:table-cell>
          <table:table-cell table:formula="of:=[.A82]+[.E82]/2" office:value-type="float" office:value="0.214285714286091" calcext:value-type="float">
            <text:p>0.2142857143</text:p>
          </table:table-cell>
          <table:table-cell table:formula="of:=[.B82]" office:value-type="float" office:value="0.214285714270827" calcext:value-type="float">
            <text:p>0.2142857143</text:p>
          </table:table-cell>
          <table:table-cell table:formula="of:=[.C82]/3+[.E82]/2" office:value-type="float" office:value="0.21428571428899" calcext:value-type="float">
            <text:p>0.2142857143</text:p>
          </table:table-cell>
          <table:table-cell table:formula="of:=[.D82]+[.C82]/3" office:value-type="float" office:value="0.28571428572008" calcext:value-type="float">
            <text:p>0.2857142857</text:p>
          </table:table-cell>
          <table:table-cell table:formula="of:=SUM([.A83:.E8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83]/3" office:value-type="float" office:value="0.0714285714236089" calcext:value-type="float">
            <text:p>0.0714285714</text:p>
          </table:table-cell>
          <table:table-cell table:formula="of:=[.A83]+[.E83]/2" office:value-type="float" office:value="0.214285714294053" calcext:value-type="float">
            <text:p>0.2142857143</text:p>
          </table:table-cell>
          <table:table-cell table:formula="of:=[.B83]" office:value-type="float" office:value="0.214285714286091" calcext:value-type="float">
            <text:p>0.2142857143</text:p>
          </table:table-cell>
          <table:table-cell table:formula="of:=[.C83]/3+[.E83]/2" office:value-type="float" office:value="0.214285714283649" calcext:value-type="float">
            <text:p>0.2142857143</text:p>
          </table:table-cell>
          <table:table-cell table:formula="of:=[.D83]+[.C83]/3" office:value-type="float" office:value="0.285714285712599" calcext:value-type="float">
            <text:p>0.2857142857</text:p>
          </table:table-cell>
          <table:table-cell table:formula="of:=SUM([.A84:.E8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84]/3" office:value-type="float" office:value="0.0714285714286969" calcext:value-type="float">
            <text:p>0.0714285714</text:p>
          </table:table-cell>
          <table:table-cell table:formula="of:=[.A84]+[.E84]/2" office:value-type="float" office:value="0.214285714279908" calcext:value-type="float">
            <text:p>0.2142857143</text:p>
          </table:table-cell>
          <table:table-cell table:formula="of:=[.B84]" office:value-type="float" office:value="0.214285714294053" calcext:value-type="float">
            <text:p>0.2142857143</text:p>
          </table:table-cell>
          <table:table-cell table:formula="of:=[.C84]/3+[.E84]/2" office:value-type="float" office:value="0.214285714284996" calcext:value-type="float">
            <text:p>0.2142857143</text:p>
          </table:table-cell>
          <table:table-cell table:formula="of:=[.D84]+[.C84]/3" office:value-type="float" office:value="0.285714285712346" calcext:value-type="float">
            <text:p>0.2857142857</text:p>
          </table:table-cell>
          <table:table-cell table:formula="of:=SUM([.A85:.E8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85]/3" office:value-type="float" office:value="0.071428571431351" calcext:value-type="float">
            <text:p>0.0714285714</text:p>
          </table:table-cell>
          <table:table-cell table:formula="of:=[.A85]+[.E85]/2" office:value-type="float" office:value="0.21428571428487" calcext:value-type="float">
            <text:p>0.2142857143</text:p>
          </table:table-cell>
          <table:table-cell table:formula="of:=[.B85]" office:value-type="float" office:value="0.214285714279908" calcext:value-type="float">
            <text:p>0.2142857143</text:p>
          </table:table-cell>
          <table:table-cell table:formula="of:=[.C85]/3+[.E85]/2" office:value-type="float" office:value="0.214285714287524" calcext:value-type="float">
            <text:p>0.2142857143</text:p>
          </table:table-cell>
          <table:table-cell table:formula="of:=[.D85]+[.C85]/3" office:value-type="float" office:value="0.285714285716347" calcext:value-type="float">
            <text:p>0.2857142857</text:p>
          </table:table-cell>
          <table:table-cell table:formula="of:=SUM([.A86:.E8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86]/3" office:value-type="float" office:value="0.0714285714266361" calcext:value-type="float">
            <text:p>0.0714285714</text:p>
          </table:table-cell>
          <table:table-cell table:formula="of:=[.A86]+[.E86]/2" office:value-type="float" office:value="0.214285714289525" calcext:value-type="float">
            <text:p>0.2142857143</text:p>
          </table:table-cell>
          <table:table-cell table:formula="of:=[.B86]" office:value-type="float" office:value="0.21428571428487" calcext:value-type="float">
            <text:p>0.2142857143</text:p>
          </table:table-cell>
          <table:table-cell table:formula="of:=[.C86]/3+[.E86]/2" office:value-type="float" office:value="0.21428571428481" calcext:value-type="float">
            <text:p>0.2142857143</text:p>
          </table:table-cell>
          <table:table-cell table:formula="of:=[.D86]+[.C86]/3" office:value-type="float" office:value="0.28571428571416" calcext:value-type="float">
            <text:p>0.2857142857</text:p>
          </table:table-cell>
          <table:table-cell table:formula="of:=SUM([.A87:.E8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87]/3" office:value-type="float" office:value="0.0714285714282899" calcext:value-type="float">
            <text:p>0.0714285714</text:p>
          </table:table-cell>
          <table:table-cell table:formula="of:=[.A87]+[.E87]/2" office:value-type="float" office:value="0.214285714283716" calcext:value-type="float">
            <text:p>0.2142857143</text:p>
          </table:table-cell>
          <table:table-cell table:formula="of:=[.B87]" office:value-type="float" office:value="0.214285714289525" calcext:value-type="float">
            <text:p>0.2142857143</text:p>
          </table:table-cell>
          <table:table-cell table:formula="of:=[.C87]/3+[.E87]/2" office:value-type="float" office:value="0.21428571428537" calcext:value-type="float">
            <text:p>0.2142857143</text:p>
          </table:table-cell>
          <table:table-cell table:formula="of:=[.D87]+[.C87]/3" office:value-type="float" office:value="0.2857142857131" calcext:value-type="float">
            <text:p>0.2857142857</text:p>
          </table:table-cell>
          <table:table-cell table:formula="of:=SUM([.A88:.E8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88]/3" office:value-type="float" office:value="0.0714285714298415" calcext:value-type="float">
            <text:p>0.0714285714</text:p>
          </table:table-cell>
          <table:table-cell table:formula="of:=[.A88]+[.E88]/2" office:value-type="float" office:value="0.21428571428484" calcext:value-type="float">
            <text:p>0.2142857143</text:p>
          </table:table-cell>
          <table:table-cell table:formula="of:=[.B88]" office:value-type="float" office:value="0.214285714283716" calcext:value-type="float">
            <text:p>0.2142857143</text:p>
          </table:table-cell>
          <table:table-cell table:formula="of:=[.C88]/3+[.E88]/2" office:value-type="float" office:value="0.214285714286391" calcext:value-type="float">
            <text:p>0.2142857143</text:p>
          </table:table-cell>
          <table:table-cell table:formula="of:=[.D88]+[.C88]/3" office:value-type="float" office:value="0.285714285715211" calcext:value-type="float">
            <text:p>0.2857142857</text:p>
          </table:table-cell>
          <table:table-cell table:formula="of:=SUM([.A89:.E8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89]/3" office:value-type="float" office:value="0.0714285714279054" calcext:value-type="float">
            <text:p>0.0714285714</text:p>
          </table:table-cell>
          <table:table-cell table:formula="of:=[.A89]+[.E89]/2" office:value-type="float" office:value="0.214285714287447" calcext:value-type="float">
            <text:p>0.2142857143</text:p>
          </table:table-cell>
          <table:table-cell table:formula="of:=[.B89]" office:value-type="float" office:value="0.21428571428484" calcext:value-type="float">
            <text:p>0.2142857143</text:p>
          </table:table-cell>
          <table:table-cell table:formula="of:=[.C89]/3+[.E89]/2" office:value-type="float" office:value="0.214285714285511" calcext:value-type="float">
            <text:p>0.2142857143</text:p>
          </table:table-cell>
          <table:table-cell table:formula="of:=[.D89]+[.C89]/3" office:value-type="float" office:value="0.285714285714297" calcext:value-type="float">
            <text:p>0.2857142857</text:p>
          </table:table-cell>
          <table:table-cell table:formula="of:=SUM([.A90:.E9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90]/3" office:value-type="float" office:value="0.0714285714282799" calcext:value-type="float">
            <text:p>0.0714285714</text:p>
          </table:table-cell>
          <table:table-cell table:formula="of:=[.A90]+[.E90]/2" office:value-type="float" office:value="0.214285714285054" calcext:value-type="float">
            <text:p>0.2142857143</text:p>
          </table:table-cell>
          <table:table-cell table:formula="of:=[.B90]" office:value-type="float" office:value="0.214285714287447" calcext:value-type="float">
            <text:p>0.2142857143</text:p>
          </table:table-cell>
          <table:table-cell table:formula="of:=[.C90]/3+[.E90]/2" office:value-type="float" office:value="0.214285714285428" calcext:value-type="float">
            <text:p>0.2142857143</text:p>
          </table:table-cell>
          <table:table-cell table:formula="of:=[.D90]+[.C90]/3" office:value-type="float" office:value="0.285714285713791" calcext:value-type="float">
            <text:p>0.2857142857</text:p>
          </table:table-cell>
          <table:table-cell table:formula="of:=SUM([.A91:.E9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91]/3" office:value-type="float" office:value="0.0714285714291491" calcext:value-type="float">
            <text:p>0.0714285714</text:p>
          </table:table-cell>
          <table:table-cell table:formula="of:=[.A91]+[.E91]/2" office:value-type="float" office:value="0.214285714285175" calcext:value-type="float">
            <text:p>0.2142857143</text:p>
          </table:table-cell>
          <table:table-cell table:formula="of:=[.B91]" office:value-type="float" office:value="0.214285714285054" calcext:value-type="float">
            <text:p>0.2142857143</text:p>
          </table:table-cell>
          <table:table-cell table:formula="of:=[.C91]/3+[.E91]/2" office:value-type="float" office:value="0.214285714286045" calcext:value-type="float">
            <text:p>0.2142857143</text:p>
          </table:table-cell>
          <table:table-cell table:formula="of:=[.D91]+[.C91]/3" office:value-type="float" office:value="0.285714285714577" calcext:value-type="float">
            <text:p>0.2857142857</text:p>
          </table:table-cell>
          <table:table-cell table:formula="of:=SUM([.A92:.E9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92]/3" office:value-type="float" office:value="0.0714285714283512" calcext:value-type="float">
            <text:p>0.0714285714</text:p>
          </table:table-cell>
          <table:table-cell table:formula="of:=[.A92]+[.E92]/2" office:value-type="float" office:value="0.214285714286438" calcext:value-type="float">
            <text:p>0.2142857143</text:p>
          </table:table-cell>
          <table:table-cell table:formula="of:=[.B92]" office:value-type="float" office:value="0.214285714285175" calcext:value-type="float">
            <text:p>0.2142857143</text:p>
          </table:table-cell>
          <table:table-cell table:formula="of:=[.C92]/3+[.E92]/2" office:value-type="float" office:value="0.21428571428564" calcext:value-type="float">
            <text:p>0.2142857143</text:p>
          </table:table-cell>
          <table:table-cell table:formula="of:=[.D92]+[.C92]/3" office:value-type="float" office:value="0.285714285714396" calcext:value-type="float">
            <text:p>0.2857142857</text:p>
          </table:table-cell>
          <table:table-cell table:formula="of:=SUM([.A93:.E9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93]/3" office:value-type="float" office:value="0.0714285714283918" calcext:value-type="float">
            <text:p>0.0714285714</text:p>
          </table:table-cell>
          <table:table-cell table:formula="of:=[.A93]+[.E93]/2" office:value-type="float" office:value="0.214285714285549" calcext:value-type="float">
            <text:p>0.2142857143</text:p>
          </table:table-cell>
          <table:table-cell table:formula="of:=[.B93]" office:value-type="float" office:value="0.214285714286438" calcext:value-type="float">
            <text:p>0.2142857143</text:p>
          </table:table-cell>
          <table:table-cell table:formula="of:=[.C93]/3+[.E93]/2" office:value-type="float" office:value="0.21428571428559" calcext:value-type="float">
            <text:p>0.2142857143</text:p>
          </table:table-cell>
          <table:table-cell table:formula="of:=[.D93]+[.C93]/3" office:value-type="float" office:value="0.285714285714032" calcext:value-type="float">
            <text:p>0.2857142857</text:p>
          </table:table-cell>
          <table:table-cell table:formula="of:=SUM([.A94:.E9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94]/3" office:value-type="float" office:value="0.0714285714288126" calcext:value-type="float">
            <text:p>0.0714285714</text:p>
          </table:table-cell>
          <table:table-cell table:formula="of:=[.A94]+[.E94]/2" office:value-type="float" office:value="0.214285714285408" calcext:value-type="float">
            <text:p>0.2142857143</text:p>
          </table:table-cell>
          <table:table-cell table:formula="of:=[.B94]" office:value-type="float" office:value="0.214285714285549" calcext:value-type="float">
            <text:p>0.2142857143</text:p>
          </table:table-cell>
          <table:table-cell table:formula="of:=[.C94]/3+[.E94]/2" office:value-type="float" office:value="0.214285714285828" calcext:value-type="float">
            <text:p>0.2142857143</text:p>
          </table:table-cell>
          <table:table-cell table:formula="of:=[.D94]+[.C94]/3" office:value-type="float" office:value="0.285714285714402" calcext:value-type="float">
            <text:p>0.2857142857</text:p>
          </table:table-cell>
          <table:table-cell table:formula="of:=SUM([.A95:.E9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95]/3" office:value-type="float" office:value="0.0714285714285164" calcext:value-type="float">
            <text:p>0.0714285714</text:p>
          </table:table-cell>
          <table:table-cell table:formula="of:=[.A95]+[.E95]/2" office:value-type="float" office:value="0.214285714286014" calcext:value-type="float">
            <text:p>0.2142857143</text:p>
          </table:table-cell>
          <table:table-cell table:formula="of:=[.B95]" office:value-type="float" office:value="0.214285714285408" calcext:value-type="float">
            <text:p>0.2142857143</text:p>
          </table:table-cell>
          <table:table-cell table:formula="of:=[.C95]/3+[.E95]/2" office:value-type="float" office:value="0.214285714285718" calcext:value-type="float">
            <text:p>0.2142857143</text:p>
          </table:table-cell>
          <table:table-cell table:formula="of:=[.D95]+[.C95]/3" office:value-type="float" office:value="0.285714285714345" calcext:value-type="float">
            <text:p>0.2857142857</text:p>
          </table:table-cell>
          <table:table-cell table:formula="of:=SUM([.A96:.E9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96]/3" office:value-type="float" office:value="0.0714285714284692" calcext:value-type="float">
            <text:p>0.0714285714</text:p>
          </table:table-cell>
          <table:table-cell table:formula="of:=[.A96]+[.E96]/2" office:value-type="float" office:value="0.214285714285689" calcext:value-type="float">
            <text:p>0.2142857143</text:p>
          </table:table-cell>
          <table:table-cell table:formula="of:=[.B96]" office:value-type="float" office:value="0.214285714286014" calcext:value-type="float">
            <text:p>0.2142857143</text:p>
          </table:table-cell>
          <table:table-cell table:formula="of:=[.C96]/3+[.E96]/2" office:value-type="float" office:value="0.214285714285642" calcext:value-type="float">
            <text:p>0.2142857143</text:p>
          </table:table-cell>
          <table:table-cell table:formula="of:=[.D96]+[.C96]/3" office:value-type="float" office:value="0.285714285714187" calcext:value-type="float">
            <text:p>0.2857142857</text:p>
          </table:table-cell>
          <table:table-cell table:formula="of:=SUM([.A97:.E9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97]/3" office:value-type="float" office:value="0.0714285714286712" calcext:value-type="float">
            <text:p>0.0714285714</text:p>
          </table:table-cell>
          <table:table-cell table:formula="of:=[.A97]+[.E97]/2" office:value-type="float" office:value="0.214285714285563" calcext:value-type="float">
            <text:p>0.2142857143</text:p>
          </table:table-cell>
          <table:table-cell table:formula="of:=[.B97]" office:value-type="float" office:value="0.214285714285689" calcext:value-type="float">
            <text:p>0.2142857143</text:p>
          </table:table-cell>
          <table:table-cell table:formula="of:=[.C97]/3+[.E97]/2" office:value-type="float" office:value="0.214285714285765" calcext:value-type="float">
            <text:p>0.2142857143</text:p>
          </table:table-cell>
          <table:table-cell table:formula="of:=[.D97]+[.C97]/3" office:value-type="float" office:value="0.285714285714313" calcext:value-type="float">
            <text:p>0.2857142857</text:p>
          </table:table-cell>
          <table:table-cell table:formula="of:=SUM([.A98:.E9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98]/3" office:value-type="float" office:value="0.0714285714285629" calcext:value-type="float">
            <text:p>0.0714285714</text:p>
          </table:table-cell>
          <table:table-cell table:formula="of:=[.A98]+[.E98]/2" office:value-type="float" office:value="0.214285714285828" calcext:value-type="float">
            <text:p>0.2142857143</text:p>
          </table:table-cell>
          <table:table-cell table:formula="of:=[.B98]" office:value-type="float" office:value="0.214285714285563" calcext:value-type="float">
            <text:p>0.2142857143</text:p>
          </table:table-cell>
          <table:table-cell table:formula="of:=[.C98]/3+[.E98]/2" office:value-type="float" office:value="0.214285714285719" calcext:value-type="float">
            <text:p>0.2142857143</text:p>
          </table:table-cell>
          <table:table-cell table:formula="of:=[.D98]+[.C98]/3" office:value-type="float" office:value="0.285714285714328" calcext:value-type="float">
            <text:p>0.2857142857</text:p>
          </table:table-cell>
          <table:table-cell table:formula="of:=SUM([.A99:.E9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99]/3" office:value-type="float" office:value="0.0714285714285209" calcext:value-type="float">
            <text:p>0.0714285714</text:p>
          </table:table-cell>
          <table:table-cell table:formula="of:=[.A99]+[.E99]/2" office:value-type="float" office:value="0.214285714285727" calcext:value-type="float">
            <text:p>0.2142857143</text:p>
          </table:table-cell>
          <table:table-cell table:formula="of:=[.B99]" office:value-type="float" office:value="0.214285714285828" calcext:value-type="float">
            <text:p>0.2142857143</text:p>
          </table:table-cell>
          <table:table-cell table:formula="of:=[.C99]/3+[.E99]/2" office:value-type="float" office:value="0.214285714285685" calcext:value-type="float">
            <text:p>0.2142857143</text:p>
          </table:table-cell>
          <table:table-cell table:formula="of:=[.D99]+[.C99]/3" office:value-type="float" office:value="0.28571428571424" calcext:value-type="float">
            <text:p>0.2857142857</text:p>
          </table:table-cell>
          <table:table-cell table:formula="of:=SUM([.A100:.E10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00]/3" office:value-type="float" office:value="0.0714285714286092" calcext:value-type="float">
            <text:p>0.0714285714</text:p>
          </table:table-cell>
          <table:table-cell table:formula="of:=[.A100]+[.E100]/2" office:value-type="float" office:value="0.214285714285641" calcext:value-type="float">
            <text:p>0.2142857143</text:p>
          </table:table-cell>
          <table:table-cell table:formula="of:=[.B100]" office:value-type="float" office:value="0.214285714285727" calcext:value-type="float">
            <text:p>0.2142857143</text:p>
          </table:table-cell>
          <table:table-cell table:formula="of:=[.C100]/3+[.E100]/2" office:value-type="float" office:value="0.214285714285729" calcext:value-type="float">
            <text:p>0.2142857143</text:p>
          </table:table-cell>
          <table:table-cell table:formula="of:=[.D100]+[.C100]/3" office:value-type="float" office:value="0.285714285714294" calcext:value-type="float">
            <text:p>0.2857142857</text:p>
          </table:table-cell>
          <table:table-cell table:formula="of:=SUM([.A101:.E10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01]/3" office:value-type="float" office:value="0.0714285714285756" calcext:value-type="float">
            <text:p>0.0714285714</text:p>
          </table:table-cell>
          <table:table-cell table:formula="of:=[.A101]+[.E101]/2" office:value-type="float" office:value="0.214285714285756" calcext:value-type="float">
            <text:p>0.2142857143</text:p>
          </table:table-cell>
          <table:table-cell table:formula="of:=[.B101]" office:value-type="float" office:value="0.214285714285641" calcext:value-type="float">
            <text:p>0.2142857143</text:p>
          </table:table-cell>
          <table:table-cell table:formula="of:=[.C101]/3+[.E101]/2" office:value-type="float" office:value="0.214285714285722" calcext:value-type="float">
            <text:p>0.2142857143</text:p>
          </table:table-cell>
          <table:table-cell table:formula="of:=[.D101]+[.C101]/3" office:value-type="float" office:value="0.285714285714305" calcext:value-type="float">
            <text:p>0.2857142857</text:p>
          </table:table-cell>
          <table:table-cell table:formula="of:=SUM([.A102:.E10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02]/3" office:value-type="float" office:value="0.071428571428547" calcext:value-type="float">
            <text:p>0.0714285714</text:p>
          </table:table-cell>
          <table:table-cell table:formula="of:=[.A102]+[.E102]/2" office:value-type="float" office:value="0.214285714285728" calcext:value-type="float">
            <text:p>0.2142857143</text:p>
          </table:table-cell>
          <table:table-cell table:formula="of:=[.B102]" office:value-type="float" office:value="0.214285714285756" calcext:value-type="float">
            <text:p>0.2142857143</text:p>
          </table:table-cell>
          <table:table-cell table:formula="of:=[.C102]/3+[.E102]/2" office:value-type="float" office:value="0.214285714285699" calcext:value-type="float">
            <text:p>0.2142857143</text:p>
          </table:table-cell>
          <table:table-cell table:formula="of:=[.D102]+[.C102]/3" office:value-type="float" office:value="0.285714285714269" calcext:value-type="float">
            <text:p>0.2857142857</text:p>
          </table:table-cell>
          <table:table-cell table:formula="of:=SUM([.A103:.E10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03]/3" office:value-type="float" office:value="0.0714285714285854" calcext:value-type="float">
            <text:p>0.0714285714</text:p>
          </table:table-cell>
          <table:table-cell table:formula="of:=[.A103]+[.E103]/2" office:value-type="float" office:value="0.214285714285682" calcext:value-type="float">
            <text:p>0.2142857143</text:p>
          </table:table-cell>
          <table:table-cell table:formula="of:=[.B103]" office:value-type="float" office:value="0.214285714285728" calcext:value-type="float">
            <text:p>0.2142857143</text:p>
          </table:table-cell>
          <table:table-cell table:formula="of:=[.C103]/3+[.E103]/2" office:value-type="float" office:value="0.21428571428572" calcext:value-type="float">
            <text:p>0.2142857143</text:p>
          </table:table-cell>
          <table:table-cell table:formula="of:=[.D103]+[.C103]/3" office:value-type="float" office:value="0.285714285714285" calcext:value-type="float">
            <text:p>0.2857142857</text:p>
          </table:table-cell>
          <table:table-cell table:formula="of:=SUM([.A104:.E10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04]/3" office:value-type="float" office:value="0.071428571428576" calcext:value-type="float">
            <text:p>0.0714285714</text:p>
          </table:table-cell>
          <table:table-cell table:formula="of:=[.A104]+[.E104]/2" office:value-type="float" office:value="0.214285714285728" calcext:value-type="float">
            <text:p>0.2142857143</text:p>
          </table:table-cell>
          <table:table-cell table:formula="of:=[.B104]" office:value-type="float" office:value="0.214285714285682" calcext:value-type="float">
            <text:p>0.2142857143</text:p>
          </table:table-cell>
          <table:table-cell table:formula="of:=[.C104]/3+[.E104]/2" office:value-type="float" office:value="0.214285714285718" calcext:value-type="float">
            <text:p>0.2142857143</text:p>
          </table:table-cell>
          <table:table-cell table:formula="of:=[.D104]+[.C104]/3" office:value-type="float" office:value="0.285714285714296" calcext:value-type="float">
            <text:p>0.2857142857</text:p>
          </table:table-cell>
          <table:table-cell table:formula="of:=SUM([.A105:.E10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05]/3" office:value-type="float" office:value="0.0714285714285606" calcext:value-type="float">
            <text:p>0.0714285714</text:p>
          </table:table-cell>
          <table:table-cell table:formula="of:=[.A105]+[.E105]/2" office:value-type="float" office:value="0.214285714285724" calcext:value-type="float">
            <text:p>0.2142857143</text:p>
          </table:table-cell>
          <table:table-cell table:formula="of:=[.B105]" office:value-type="float" office:value="0.214285714285728" calcext:value-type="float">
            <text:p>0.2142857143</text:p>
          </table:table-cell>
          <table:table-cell table:formula="of:=[.C105]/3+[.E105]/2" office:value-type="float" office:value="0.214285714285709" calcext:value-type="float">
            <text:p>0.2142857143</text:p>
          </table:table-cell>
          <table:table-cell table:formula="of:=[.D105]+[.C105]/3" office:value-type="float" office:value="0.285714285714279" calcext:value-type="float">
            <text:p>0.2857142857</text:p>
          </table:table-cell>
          <table:table-cell table:formula="of:=SUM([.A106:.E10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06]/3" office:value-type="float" office:value="0.0714285714285759" calcext:value-type="float">
            <text:p>0.0714285714</text:p>
          </table:table-cell>
          <table:table-cell table:formula="of:=[.A106]+[.E106]/2" office:value-type="float" office:value="0.2142857142857" calcext:value-type="float">
            <text:p>0.2142857143</text:p>
          </table:table-cell>
          <table:table-cell table:formula="of:=[.B106]" office:value-type="float" office:value="0.214285714285724" calcext:value-type="float">
            <text:p>0.2142857143</text:p>
          </table:table-cell>
          <table:table-cell table:formula="of:=[.C106]/3+[.E106]/2" office:value-type="float" office:value="0.214285714285715" calcext:value-type="float">
            <text:p>0.2142857143</text:p>
          </table:table-cell>
          <table:table-cell table:formula="of:=[.D106]+[.C106]/3" office:value-type="float" office:value="0.285714285714285" calcext:value-type="float">
            <text:p>0.2857142857</text:p>
          </table:table-cell>
          <table:table-cell table:formula="of:=SUM([.A107:.E10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07]/3" office:value-type="float" office:value="0.0714285714285747" calcext:value-type="float">
            <text:p>0.0714285714</text:p>
          </table:table-cell>
          <table:table-cell table:formula="of:=[.A107]+[.E107]/2" office:value-type="float" office:value="0.214285714285718" calcext:value-type="float">
            <text:p>0.2142857143</text:p>
          </table:table-cell>
          <table:table-cell table:formula="of:=[.B107]" office:value-type="float" office:value="0.2142857142857" calcext:value-type="float">
            <text:p>0.2142857143</text:p>
          </table:table-cell>
          <table:table-cell table:formula="of:=[.C107]/3+[.E107]/2" office:value-type="float" office:value="0.214285714285717" calcext:value-type="float">
            <text:p>0.2142857143</text:p>
          </table:table-cell>
          <table:table-cell table:formula="of:=[.D107]+[.C107]/3" office:value-type="float" office:value="0.28571428571429" calcext:value-type="float">
            <text:p>0.2857142857</text:p>
          </table:table-cell>
          <table:table-cell table:formula="of:=SUM([.A108:.E10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08]/3" office:value-type="float" office:value="0.0714285714285667" calcext:value-type="float">
            <text:p>0.0714285714</text:p>
          </table:table-cell>
          <table:table-cell table:formula="of:=[.A108]+[.E108]/2" office:value-type="float" office:value="0.21428571428572" calcext:value-type="float">
            <text:p>0.2142857143</text:p>
          </table:table-cell>
          <table:table-cell table:formula="of:=[.B108]" office:value-type="float" office:value="0.214285714285718" calcext:value-type="float">
            <text:p>0.2142857143</text:p>
          </table:table-cell>
          <table:table-cell table:formula="of:=[.C108]/3+[.E108]/2" office:value-type="float" office:value="0.214285714285712" calcext:value-type="float">
            <text:p>0.2142857143</text:p>
          </table:table-cell>
          <table:table-cell table:formula="of:=[.D108]+[.C108]/3" office:value-type="float" office:value="0.285714285714284" calcext:value-type="float">
            <text:p>0.2857142857</text:p>
          </table:table-cell>
          <table:table-cell table:formula="of:=SUM([.A109:.E10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09]/3" office:value-type="float" office:value="0.0714285714285728" calcext:value-type="float">
            <text:p>0.0714285714</text:p>
          </table:table-cell>
          <table:table-cell table:formula="of:=[.A109]+[.E109]/2" office:value-type="float" office:value="0.214285714285708" calcext:value-type="float">
            <text:p>0.2142857143</text:p>
          </table:table-cell>
          <table:table-cell table:formula="of:=[.B109]" office:value-type="float" office:value="0.21428571428572" calcext:value-type="float">
            <text:p>0.2142857143</text:p>
          </table:table-cell>
          <table:table-cell table:formula="of:=[.C109]/3+[.E109]/2" office:value-type="float" office:value="0.214285714285715" calcext:value-type="float">
            <text:p>0.2142857143</text:p>
          </table:table-cell>
          <table:table-cell table:formula="of:=[.D109]+[.C109]/3" office:value-type="float" office:value="0.285714285714285" calcext:value-type="float">
            <text:p>0.2857142857</text:p>
          </table:table-cell>
          <table:table-cell table:formula="of:=SUM([.A110:.E11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10]/3" office:value-type="float" office:value="0.0714285714285733" calcext:value-type="float">
            <text:p>0.0714285714</text:p>
          </table:table-cell>
          <table:table-cell table:formula="of:=[.A110]+[.E110]/2" office:value-type="float" office:value="0.214285714285715" calcext:value-type="float">
            <text:p>0.2142857143</text:p>
          </table:table-cell>
          <table:table-cell table:formula="of:=[.B110]" office:value-type="float" office:value="0.214285714285708" calcext:value-type="float">
            <text:p>0.2142857143</text:p>
          </table:table-cell>
          <table:table-cell table:formula="of:=[.C110]/3+[.E110]/2" office:value-type="float" office:value="0.214285714285716" calcext:value-type="float">
            <text:p>0.2142857143</text:p>
          </table:table-cell>
          <table:table-cell table:formula="of:=[.D110]+[.C110]/3" office:value-type="float" office:value="0.285714285714288" calcext:value-type="float">
            <text:p>0.2857142857</text:p>
          </table:table-cell>
          <table:table-cell table:formula="of:=SUM([.A111:.E11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11]/3" office:value-type="float" office:value="0.0714285714285695" calcext:value-type="float">
            <text:p>0.0714285714</text:p>
          </table:table-cell>
          <table:table-cell table:formula="of:=[.A111]+[.E111]/2" office:value-type="float" office:value="0.214285714285717" calcext:value-type="float">
            <text:p>0.2142857143</text:p>
          </table:table-cell>
          <table:table-cell table:formula="of:=[.B111]" office:value-type="float" office:value="0.214285714285715" calcext:value-type="float">
            <text:p>0.2142857143</text:p>
          </table:table-cell>
          <table:table-cell table:formula="of:=[.C111]/3+[.E111]/2" office:value-type="float" office:value="0.214285714285713" calcext:value-type="float">
            <text:p>0.2142857143</text:p>
          </table:table-cell>
          <table:table-cell table:formula="of:=[.D111]+[.C111]/3" office:value-type="float" office:value="0.285714285714285" calcext:value-type="float">
            <text:p>0.2857142857</text:p>
          </table:table-cell>
          <table:table-cell table:formula="of:=SUM([.A112:.E11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12]/3" office:value-type="float" office:value="0.0714285714285717" calcext:value-type="float">
            <text:p>0.0714285714</text:p>
          </table:table-cell>
          <table:table-cell table:formula="of:=[.A112]+[.E112]/2" office:value-type="float" office:value="0.214285714285712" calcext:value-type="float">
            <text:p>0.2142857143</text:p>
          </table:table-cell>
          <table:table-cell table:formula="of:=[.B112]" office:value-type="float" office:value="0.214285714285717" calcext:value-type="float">
            <text:p>0.2142857143</text:p>
          </table:table-cell>
          <table:table-cell table:formula="of:=[.C112]/3+[.E112]/2" office:value-type="float" office:value="0.214285714285714" calcext:value-type="float">
            <text:p>0.2142857143</text:p>
          </table:table-cell>
          <table:table-cell table:formula="of:=[.D112]+[.C112]/3" office:value-type="float" office:value="0.285714285714285" calcext:value-type="float">
            <text:p>0.2857142857</text:p>
          </table:table-cell>
          <table:table-cell table:formula="of:=SUM([.A113:.E11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13]/3" office:value-type="float" office:value="0.0714285714285724" calcext:value-type="float">
            <text:p>0.0714285714</text:p>
          </table:table-cell>
          <table:table-cell table:formula="of:=[.A113]+[.E113]/2" office:value-type="float" office:value="0.214285714285714" calcext:value-type="float">
            <text:p>0.2142857143</text:p>
          </table:table-cell>
          <table:table-cell table:formula="of:=[.B113]" office:value-type="float" office:value="0.214285714285712" calcext:value-type="float">
            <text:p>0.2142857143</text:p>
          </table:table-cell>
          <table:table-cell table:formula="of:=[.C113]/3+[.E113]/2" office:value-type="float" office:value="0.214285714285715" calcext:value-type="float">
            <text:p>0.2142857143</text:p>
          </table:table-cell>
          <table:table-cell table:formula="of:=[.D113]+[.C113]/3" office:value-type="float" office:value="0.285714285714287" calcext:value-type="float">
            <text:p>0.2857142857</text:p>
          </table:table-cell>
          <table:table-cell table:formula="of:=SUM([.A114:.E11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14]/3" office:value-type="float" office:value="0.0714285714285707" calcext:value-type="float">
            <text:p>0.0714285714</text:p>
          </table:table-cell>
          <table:table-cell table:formula="of:=[.A114]+[.E114]/2" office:value-type="float" office:value="0.214285714285716" calcext:value-type="float">
            <text:p>0.2142857143</text:p>
          </table:table-cell>
          <table:table-cell table:formula="of:=[.B114]" office:value-type="float" office:value="0.214285714285714" calcext:value-type="float">
            <text:p>0.2142857143</text:p>
          </table:table-cell>
          <table:table-cell table:formula="of:=[.C114]/3+[.E114]/2" office:value-type="float" office:value="0.214285714285714" calcext:value-type="float">
            <text:p>0.2142857143</text:p>
          </table:table-cell>
          <table:table-cell table:formula="of:=[.D114]+[.C114]/3" office:value-type="float" office:value="0.285714285714286" calcext:value-type="float">
            <text:p>0.2857142857</text:p>
          </table:table-cell>
          <table:table-cell table:formula="of:=SUM([.A115:.E11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15]/3" office:value-type="float" office:value="0.0714285714285714" calcext:value-type="float">
            <text:p>0.0714285714</text:p>
          </table:table-cell>
          <table:table-cell table:formula="of:=[.A115]+[.E115]/2" office:value-type="float" office:value="0.214285714285714" calcext:value-type="float">
            <text:p>0.2142857143</text:p>
          </table:table-cell>
          <table:table-cell table:formula="of:=[.B115]" office:value-type="float" office:value="0.214285714285716" calcext:value-type="float">
            <text:p>0.2142857143</text:p>
          </table:table-cell>
          <table:table-cell table:formula="of:=[.C115]/3+[.E115]/2" office:value-type="float" office:value="0.214285714285714" calcext:value-type="float">
            <text:p>0.2142857143</text:p>
          </table:table-cell>
          <table:table-cell table:formula="of:=[.D115]+[.C115]/3" office:value-type="float" office:value="0.285714285714285" calcext:value-type="float">
            <text:p>0.2857142857</text:p>
          </table:table-cell>
          <table:table-cell table:formula="of:=SUM([.A116:.E11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16]/3" office:value-type="float" office:value="0.0714285714285719" calcext:value-type="float">
            <text:p>0.0714285714</text:p>
          </table:table-cell>
          <table:table-cell table:formula="of:=[.A116]+[.E116]/2" office:value-type="float" office:value="0.214285714285714" calcext:value-type="float">
            <text:p>0.2142857143</text:p>
          </table:table-cell>
          <table:table-cell table:formula="of:=[.B116]" office:value-type="float" office:value="0.214285714285714" calcext:value-type="float">
            <text:p>0.2142857143</text:p>
          </table:table-cell>
          <table:table-cell table:formula="of:=[.C116]/3+[.E116]/2" office:value-type="float" office:value="0.214285714285715" calcext:value-type="float">
            <text:p>0.2142857143</text:p>
          </table:table-cell>
          <table:table-cell table:formula="of:=[.D116]+[.C116]/3" office:value-type="float" office:value="0.285714285714286" calcext:value-type="float">
            <text:p>0.2857142857</text:p>
          </table:table-cell>
          <table:table-cell table:formula="of:=SUM([.A117:.E11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17]/3" office:value-type="float" office:value="0.0714285714285712" calcext:value-type="float">
            <text:p>0.0714285714</text:p>
          </table:table-cell>
          <table:table-cell table:formula="of:=[.A117]+[.E117]/2" office:value-type="float" office:value="0.214285714285715" calcext:value-type="float">
            <text:p>0.2142857143</text:p>
          </table:table-cell>
          <table:table-cell table:formula="of:=[.B117]" office:value-type="float" office:value="0.214285714285714" calcext:value-type="float">
            <text:p>0.2142857143</text:p>
          </table:table-cell>
          <table:table-cell table:formula="of:=[.C117]/3+[.E117]/2" office:value-type="float" office:value="0.214285714285714" calcext:value-type="float">
            <text:p>0.2142857143</text:p>
          </table:table-cell>
          <table:table-cell table:formula="of:=[.D117]+[.C117]/3" office:value-type="float" office:value="0.285714285714286" calcext:value-type="float">
            <text:p>0.2857142857</text:p>
          </table:table-cell>
          <table:table-cell table:formula="of:=SUM([.A118:.E11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18]/3" office:value-type="float" office:value="0.0714285714285714" calcext:value-type="float">
            <text:p>0.0714285714</text:p>
          </table:table-cell>
          <table:table-cell table:formula="of:=[.A118]+[.E118]/2" office:value-type="float" office:value="0.214285714285714" calcext:value-type="float">
            <text:p>0.2142857143</text:p>
          </table:table-cell>
          <table:table-cell table:formula="of:=[.B118]" office:value-type="float" office:value="0.214285714285715" calcext:value-type="float">
            <text:p>0.2142857143</text:p>
          </table:table-cell>
          <table:table-cell table:formula="of:=[.C118]/3+[.E118]/2" office:value-type="float" office:value="0.214285714285714" calcext:value-type="float">
            <text:p>0.2142857143</text:p>
          </table:table-cell>
          <table:table-cell table:formula="of:=[.D118]+[.C118]/3" office:value-type="float" office:value="0.285714285714286" calcext:value-type="float">
            <text:p>0.2857142857</text:p>
          </table:table-cell>
          <table:table-cell table:formula="of:=SUM([.A119:.E11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19]/3" office:value-type="float" office:value="0.0714285714285717" calcext:value-type="float">
            <text:p>0.0714285714</text:p>
          </table:table-cell>
          <table:table-cell table:formula="of:=[.A119]+[.E119]/2" office:value-type="float" office:value="0.214285714285714" calcext:value-type="float">
            <text:p>0.2142857143</text:p>
          </table:table-cell>
          <table:table-cell table:formula="of:=[.B119]" office:value-type="float" office:value="0.214285714285714" calcext:value-type="float">
            <text:p>0.2142857143</text:p>
          </table:table-cell>
          <table:table-cell table:formula="of:=[.C119]/3+[.E119]/2" office:value-type="float" office:value="0.214285714285714" calcext:value-type="float">
            <text:p>0.2142857143</text:p>
          </table:table-cell>
          <table:table-cell table:formula="of:=[.D119]+[.C119]/3" office:value-type="float" office:value="0.285714285714286" calcext:value-type="float">
            <text:p>0.2857142857</text:p>
          </table:table-cell>
          <table:table-cell table:formula="of:=SUM([.A120:.E12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20]/3" office:value-type="float" office:value="0.0714285714285714" calcext:value-type="float">
            <text:p>0.0714285714</text:p>
          </table:table-cell>
          <table:table-cell table:formula="of:=[.A120]+[.E120]/2" office:value-type="float" office:value="0.214285714285715" calcext:value-type="float">
            <text:p>0.2142857143</text:p>
          </table:table-cell>
          <table:table-cell table:formula="of:=[.B120]" office:value-type="float" office:value="0.214285714285714" calcext:value-type="float">
            <text:p>0.2142857143</text:p>
          </table:table-cell>
          <table:table-cell table:formula="of:=[.C120]/3+[.E120]/2" office:value-type="float" office:value="0.214285714285714" calcext:value-type="float">
            <text:p>0.2142857143</text:p>
          </table:table-cell>
          <table:table-cell table:formula="of:=[.D120]+[.C120]/3" office:value-type="float" office:value="0.285714285714286" calcext:value-type="float">
            <text:p>0.2857142857</text:p>
          </table:table-cell>
          <table:table-cell table:formula="of:=SUM([.A121:.E12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21]/3" office:value-type="float" office:value="0.0714285714285714" calcext:value-type="float">
            <text:p>0.0714285714</text:p>
          </table:table-cell>
          <table:table-cell table:formula="of:=[.A121]+[.E121]/2" office:value-type="float" office:value="0.214285714285714" calcext:value-type="float">
            <text:p>0.2142857143</text:p>
          </table:table-cell>
          <table:table-cell table:formula="of:=[.B121]" office:value-type="float" office:value="0.214285714285715" calcext:value-type="float">
            <text:p>0.2142857143</text:p>
          </table:table-cell>
          <table:table-cell table:formula="of:=[.C121]/3+[.E121]/2" office:value-type="float" office:value="0.214285714285714" calcext:value-type="float">
            <text:p>0.2142857143</text:p>
          </table:table-cell>
          <table:table-cell table:formula="of:=[.D121]+[.C121]/3" office:value-type="float" office:value="0.285714285714286" calcext:value-type="float">
            <text:p>0.2857142857</text:p>
          </table:table-cell>
          <table:table-cell table:formula="of:=SUM([.A122:.E12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22]/3" office:value-type="float" office:value="0.0714285714285716" calcext:value-type="float">
            <text:p>0.0714285714</text:p>
          </table:table-cell>
          <table:table-cell table:formula="of:=[.A122]+[.E122]/2" office:value-type="float" office:value="0.214285714285714" calcext:value-type="float">
            <text:p>0.2142857143</text:p>
          </table:table-cell>
          <table:table-cell table:formula="of:=[.B122]" office:value-type="float" office:value="0.214285714285714" calcext:value-type="float">
            <text:p>0.2142857143</text:p>
          </table:table-cell>
          <table:table-cell table:formula="of:=[.C122]/3+[.E122]/2" office:value-type="float" office:value="0.214285714285714" calcext:value-type="float">
            <text:p>0.2142857143</text:p>
          </table:table-cell>
          <table:table-cell table:formula="of:=[.D122]+[.C122]/3" office:value-type="float" office:value="0.285714285714286" calcext:value-type="float">
            <text:p>0.2857142857</text:p>
          </table:table-cell>
          <table:table-cell table:formula="of:=SUM([.A123:.E12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23]/3" office:value-type="float" office:value="0.0714285714285714" calcext:value-type="float">
            <text:p>0.0714285714</text:p>
          </table:table-cell>
          <table:table-cell table:formula="of:=[.A123]+[.E123]/2" office:value-type="float" office:value="0.214285714285714" calcext:value-type="float">
            <text:p>0.2142857143</text:p>
          </table:table-cell>
          <table:table-cell table:formula="of:=[.B123]" office:value-type="float" office:value="0.214285714285714" calcext:value-type="float">
            <text:p>0.2142857143</text:p>
          </table:table-cell>
          <table:table-cell table:formula="of:=[.C123]/3+[.E123]/2" office:value-type="float" office:value="0.214285714285714" calcext:value-type="float">
            <text:p>0.2142857143</text:p>
          </table:table-cell>
          <table:table-cell table:formula="of:=[.D123]+[.C123]/3" office:value-type="float" office:value="0.285714285714286" calcext:value-type="float">
            <text:p>0.2857142857</text:p>
          </table:table-cell>
          <table:table-cell table:formula="of:=SUM([.A124:.E12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24]/3" office:value-type="float" office:value="0.0714285714285714" calcext:value-type="float">
            <text:p>0.0714285714</text:p>
          </table:table-cell>
          <table:table-cell table:formula="of:=[.A124]+[.E124]/2" office:value-type="float" office:value="0.214285714285714" calcext:value-type="float">
            <text:p>0.2142857143</text:p>
          </table:table-cell>
          <table:table-cell table:formula="of:=[.B124]" office:value-type="float" office:value="0.214285714285714" calcext:value-type="float">
            <text:p>0.2142857143</text:p>
          </table:table-cell>
          <table:table-cell table:formula="of:=[.C124]/3+[.E124]/2" office:value-type="float" office:value="0.214285714285714" calcext:value-type="float">
            <text:p>0.2142857143</text:p>
          </table:table-cell>
          <table:table-cell table:formula="of:=[.D124]+[.C124]/3" office:value-type="float" office:value="0.285714285714286" calcext:value-type="float">
            <text:p>0.2857142857</text:p>
          </table:table-cell>
          <table:table-cell table:formula="of:=SUM([.A125:.E12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25]/3" office:value-type="float" office:value="0.0714285714285715" calcext:value-type="float">
            <text:p>0.0714285714</text:p>
          </table:table-cell>
          <table:table-cell table:formula="of:=[.A125]+[.E125]/2" office:value-type="float" office:value="0.214285714285714" calcext:value-type="float">
            <text:p>0.2142857143</text:p>
          </table:table-cell>
          <table:table-cell table:formula="of:=[.B125]" office:value-type="float" office:value="0.214285714285714" calcext:value-type="float">
            <text:p>0.2142857143</text:p>
          </table:table-cell>
          <table:table-cell table:formula="of:=[.C125]/3+[.E125]/2" office:value-type="float" office:value="0.214285714285714" calcext:value-type="float">
            <text:p>0.2142857143</text:p>
          </table:table-cell>
          <table:table-cell table:formula="of:=[.D125]+[.C125]/3" office:value-type="float" office:value="0.285714285714286" calcext:value-type="float">
            <text:p>0.2857142857</text:p>
          </table:table-cell>
          <table:table-cell table:formula="of:=SUM([.A126:.E12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26]/3" office:value-type="float" office:value="0.0714285714285714" calcext:value-type="float">
            <text:p>0.0714285714</text:p>
          </table:table-cell>
          <table:table-cell table:formula="of:=[.A126]+[.E126]/2" office:value-type="float" office:value="0.214285714285714" calcext:value-type="float">
            <text:p>0.2142857143</text:p>
          </table:table-cell>
          <table:table-cell table:formula="of:=[.B126]" office:value-type="float" office:value="0.214285714285714" calcext:value-type="float">
            <text:p>0.2142857143</text:p>
          </table:table-cell>
          <table:table-cell table:formula="of:=[.C126]/3+[.E126]/2" office:value-type="float" office:value="0.214285714285714" calcext:value-type="float">
            <text:p>0.2142857143</text:p>
          </table:table-cell>
          <table:table-cell table:formula="of:=[.D126]+[.C126]/3" office:value-type="float" office:value="0.285714285714286" calcext:value-type="float">
            <text:p>0.2857142857</text:p>
          </table:table-cell>
          <table:table-cell table:formula="of:=SUM([.A127:.E12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27]/3" office:value-type="float" office:value="0.0714285714285714" calcext:value-type="float">
            <text:p>0.0714285714</text:p>
          </table:table-cell>
          <table:table-cell table:formula="of:=[.A127]+[.E127]/2" office:value-type="float" office:value="0.214285714285714" calcext:value-type="float">
            <text:p>0.2142857143</text:p>
          </table:table-cell>
          <table:table-cell table:formula="of:=[.B127]" office:value-type="float" office:value="0.214285714285714" calcext:value-type="float">
            <text:p>0.2142857143</text:p>
          </table:table-cell>
          <table:table-cell table:formula="of:=[.C127]/3+[.E127]/2" office:value-type="float" office:value="0.214285714285714" calcext:value-type="float">
            <text:p>0.2142857143</text:p>
          </table:table-cell>
          <table:table-cell table:formula="of:=[.D127]+[.C127]/3" office:value-type="float" office:value="0.285714285714286" calcext:value-type="float">
            <text:p>0.2857142857</text:p>
          </table:table-cell>
          <table:table-cell table:formula="of:=SUM([.A128:.E12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28]/3" office:value-type="float" office:value="0.0714285714285715" calcext:value-type="float">
            <text:p>0.0714285714</text:p>
          </table:table-cell>
          <table:table-cell table:formula="of:=[.A128]+[.E128]/2" office:value-type="float" office:value="0.214285714285714" calcext:value-type="float">
            <text:p>0.2142857143</text:p>
          </table:table-cell>
          <table:table-cell table:formula="of:=[.B128]" office:value-type="float" office:value="0.214285714285714" calcext:value-type="float">
            <text:p>0.2142857143</text:p>
          </table:table-cell>
          <table:table-cell table:formula="of:=[.C128]/3+[.E128]/2" office:value-type="float" office:value="0.214285714285714" calcext:value-type="float">
            <text:p>0.2142857143</text:p>
          </table:table-cell>
          <table:table-cell table:formula="of:=[.D128]+[.C128]/3" office:value-type="float" office:value="0.285714285714286" calcext:value-type="float">
            <text:p>0.2857142857</text:p>
          </table:table-cell>
          <table:table-cell table:formula="of:=SUM([.A129:.E12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29]/3" office:value-type="float" office:value="0.0714285714285715" calcext:value-type="float">
            <text:p>0.0714285714</text:p>
          </table:table-cell>
          <table:table-cell table:formula="of:=[.A129]+[.E129]/2" office:value-type="float" office:value="0.214285714285714" calcext:value-type="float">
            <text:p>0.2142857143</text:p>
          </table:table-cell>
          <table:table-cell table:formula="of:=[.B129]" office:value-type="float" office:value="0.214285714285714" calcext:value-type="float">
            <text:p>0.2142857143</text:p>
          </table:table-cell>
          <table:table-cell table:formula="of:=[.C129]/3+[.E129]/2" office:value-type="float" office:value="0.214285714285714" calcext:value-type="float">
            <text:p>0.2142857143</text:p>
          </table:table-cell>
          <table:table-cell table:formula="of:=[.D129]+[.C129]/3" office:value-type="float" office:value="0.285714285714286" calcext:value-type="float">
            <text:p>0.2857142857</text:p>
          </table:table-cell>
          <table:table-cell table:formula="of:=SUM([.A130:.E13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30]/3" office:value-type="float" office:value="0.0714285714285715" calcext:value-type="float">
            <text:p>0.0714285714</text:p>
          </table:table-cell>
          <table:table-cell table:formula="of:=[.A130]+[.E130]/2" office:value-type="float" office:value="0.214285714285714" calcext:value-type="float">
            <text:p>0.2142857143</text:p>
          </table:table-cell>
          <table:table-cell table:formula="of:=[.B130]" office:value-type="float" office:value="0.214285714285714" calcext:value-type="float">
            <text:p>0.2142857143</text:p>
          </table:table-cell>
          <table:table-cell table:formula="of:=[.C130]/3+[.E130]/2" office:value-type="float" office:value="0.214285714285714" calcext:value-type="float">
            <text:p>0.2142857143</text:p>
          </table:table-cell>
          <table:table-cell table:formula="of:=[.D130]+[.C130]/3" office:value-type="float" office:value="0.285714285714286" calcext:value-type="float">
            <text:p>0.2857142857</text:p>
          </table:table-cell>
          <table:table-cell table:formula="of:=SUM([.A131:.E13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31]/3" office:value-type="float" office:value="0.0714285714285715" calcext:value-type="float">
            <text:p>0.0714285714</text:p>
          </table:table-cell>
          <table:table-cell table:formula="of:=[.A131]+[.E131]/2" office:value-type="float" office:value="0.214285714285714" calcext:value-type="float">
            <text:p>0.2142857143</text:p>
          </table:table-cell>
          <table:table-cell table:formula="of:=[.B131]" office:value-type="float" office:value="0.214285714285714" calcext:value-type="float">
            <text:p>0.2142857143</text:p>
          </table:table-cell>
          <table:table-cell table:formula="of:=[.C131]/3+[.E131]/2" office:value-type="float" office:value="0.214285714285714" calcext:value-type="float">
            <text:p>0.2142857143</text:p>
          </table:table-cell>
          <table:table-cell table:formula="of:=[.D131]+[.C131]/3" office:value-type="float" office:value="0.285714285714286" calcext:value-type="float">
            <text:p>0.2857142857</text:p>
          </table:table-cell>
          <table:table-cell table:formula="of:=SUM([.A132:.E13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32]/3" office:value-type="float" office:value="0.0714285714285715" calcext:value-type="float">
            <text:p>0.0714285714</text:p>
          </table:table-cell>
          <table:table-cell table:formula="of:=[.A132]+[.E132]/2" office:value-type="float" office:value="0.214285714285714" calcext:value-type="float">
            <text:p>0.2142857143</text:p>
          </table:table-cell>
          <table:table-cell table:formula="of:=[.B132]" office:value-type="float" office:value="0.214285714285714" calcext:value-type="float">
            <text:p>0.2142857143</text:p>
          </table:table-cell>
          <table:table-cell table:formula="of:=[.C132]/3+[.E132]/2" office:value-type="float" office:value="0.214285714285714" calcext:value-type="float">
            <text:p>0.2142857143</text:p>
          </table:table-cell>
          <table:table-cell table:formula="of:=[.D132]+[.C132]/3" office:value-type="float" office:value="0.285714285714286" calcext:value-type="float">
            <text:p>0.2857142857</text:p>
          </table:table-cell>
          <table:table-cell table:formula="of:=SUM([.A133:.E13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33]/3" office:value-type="float" office:value="0.0714285714285715" calcext:value-type="float">
            <text:p>0.0714285714</text:p>
          </table:table-cell>
          <table:table-cell table:formula="of:=[.A133]+[.E133]/2" office:value-type="float" office:value="0.214285714285714" calcext:value-type="float">
            <text:p>0.2142857143</text:p>
          </table:table-cell>
          <table:table-cell table:formula="of:=[.B133]" office:value-type="float" office:value="0.214285714285714" calcext:value-type="float">
            <text:p>0.2142857143</text:p>
          </table:table-cell>
          <table:table-cell table:formula="of:=[.C133]/3+[.E133]/2" office:value-type="float" office:value="0.214285714285714" calcext:value-type="float">
            <text:p>0.2142857143</text:p>
          </table:table-cell>
          <table:table-cell table:formula="of:=[.D133]+[.C133]/3" office:value-type="float" office:value="0.285714285714286" calcext:value-type="float">
            <text:p>0.2857142857</text:p>
          </table:table-cell>
          <table:table-cell table:formula="of:=SUM([.A134:.E13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34]/3" office:value-type="float" office:value="0.0714285714285715" calcext:value-type="float">
            <text:p>0.0714285714</text:p>
          </table:table-cell>
          <table:table-cell table:formula="of:=[.A134]+[.E134]/2" office:value-type="float" office:value="0.214285714285714" calcext:value-type="float">
            <text:p>0.2142857143</text:p>
          </table:table-cell>
          <table:table-cell table:formula="of:=[.B134]" office:value-type="float" office:value="0.214285714285714" calcext:value-type="float">
            <text:p>0.2142857143</text:p>
          </table:table-cell>
          <table:table-cell table:formula="of:=[.C134]/3+[.E134]/2" office:value-type="float" office:value="0.214285714285714" calcext:value-type="float">
            <text:p>0.2142857143</text:p>
          </table:table-cell>
          <table:table-cell table:formula="of:=[.D134]+[.C134]/3" office:value-type="float" office:value="0.285714285714286" calcext:value-type="float">
            <text:p>0.2857142857</text:p>
          </table:table-cell>
          <table:table-cell table:formula="of:=SUM([.A135:.E13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35]/3" office:value-type="float" office:value="0.0714285714285715" calcext:value-type="float">
            <text:p>0.0714285714</text:p>
          </table:table-cell>
          <table:table-cell table:formula="of:=[.A135]+[.E135]/2" office:value-type="float" office:value="0.214285714285714" calcext:value-type="float">
            <text:p>0.2142857143</text:p>
          </table:table-cell>
          <table:table-cell table:formula="of:=[.B135]" office:value-type="float" office:value="0.214285714285714" calcext:value-type="float">
            <text:p>0.2142857143</text:p>
          </table:table-cell>
          <table:table-cell table:formula="of:=[.C135]/3+[.E135]/2" office:value-type="float" office:value="0.214285714285714" calcext:value-type="float">
            <text:p>0.2142857143</text:p>
          </table:table-cell>
          <table:table-cell table:formula="of:=[.D135]+[.C135]/3" office:value-type="float" office:value="0.285714285714286" calcext:value-type="float">
            <text:p>0.2857142857</text:p>
          </table:table-cell>
          <table:table-cell table:formula="of:=SUM([.A136:.E13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36]/3" office:value-type="float" office:value="0.0714285714285715" calcext:value-type="float">
            <text:p>0.0714285714</text:p>
          </table:table-cell>
          <table:table-cell table:formula="of:=[.A136]+[.E136]/2" office:value-type="float" office:value="0.214285714285714" calcext:value-type="float">
            <text:p>0.2142857143</text:p>
          </table:table-cell>
          <table:table-cell table:formula="of:=[.B136]" office:value-type="float" office:value="0.214285714285714" calcext:value-type="float">
            <text:p>0.2142857143</text:p>
          </table:table-cell>
          <table:table-cell table:formula="of:=[.C136]/3+[.E136]/2" office:value-type="float" office:value="0.214285714285714" calcext:value-type="float">
            <text:p>0.2142857143</text:p>
          </table:table-cell>
          <table:table-cell table:formula="of:=[.D136]+[.C136]/3" office:value-type="float" office:value="0.285714285714286" calcext:value-type="float">
            <text:p>0.2857142857</text:p>
          </table:table-cell>
          <table:table-cell table:formula="of:=SUM([.A137:.E13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37]/3" office:value-type="float" office:value="0.0714285714285715" calcext:value-type="float">
            <text:p>0.0714285714</text:p>
          </table:table-cell>
          <table:table-cell table:formula="of:=[.A137]+[.E137]/2" office:value-type="float" office:value="0.214285714285714" calcext:value-type="float">
            <text:p>0.2142857143</text:p>
          </table:table-cell>
          <table:table-cell table:formula="of:=[.B137]" office:value-type="float" office:value="0.214285714285714" calcext:value-type="float">
            <text:p>0.2142857143</text:p>
          </table:table-cell>
          <table:table-cell table:formula="of:=[.C137]/3+[.E137]/2" office:value-type="float" office:value="0.214285714285714" calcext:value-type="float">
            <text:p>0.2142857143</text:p>
          </table:table-cell>
          <table:table-cell table:formula="of:=[.D137]+[.C137]/3" office:value-type="float" office:value="0.285714285714286" calcext:value-type="float">
            <text:p>0.2857142857</text:p>
          </table:table-cell>
          <table:table-cell table:formula="of:=SUM([.A138:.E13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38]/3" office:value-type="float" office:value="0.0714285714285715" calcext:value-type="float">
            <text:p>0.0714285714</text:p>
          </table:table-cell>
          <table:table-cell table:formula="of:=[.A138]+[.E138]/2" office:value-type="float" office:value="0.214285714285714" calcext:value-type="float">
            <text:p>0.2142857143</text:p>
          </table:table-cell>
          <table:table-cell table:formula="of:=[.B138]" office:value-type="float" office:value="0.214285714285714" calcext:value-type="float">
            <text:p>0.2142857143</text:p>
          </table:table-cell>
          <table:table-cell table:formula="of:=[.C138]/3+[.E138]/2" office:value-type="float" office:value="0.214285714285714" calcext:value-type="float">
            <text:p>0.2142857143</text:p>
          </table:table-cell>
          <table:table-cell table:formula="of:=[.D138]+[.C138]/3" office:value-type="float" office:value="0.285714285714286" calcext:value-type="float">
            <text:p>0.2857142857</text:p>
          </table:table-cell>
          <table:table-cell table:formula="of:=SUM([.A139:.E13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39]/3" office:value-type="float" office:value="0.0714285714285715" calcext:value-type="float">
            <text:p>0.0714285714</text:p>
          </table:table-cell>
          <table:table-cell table:formula="of:=[.A139]+[.E139]/2" office:value-type="float" office:value="0.214285714285714" calcext:value-type="float">
            <text:p>0.2142857143</text:p>
          </table:table-cell>
          <table:table-cell table:formula="of:=[.B139]" office:value-type="float" office:value="0.214285714285714" calcext:value-type="float">
            <text:p>0.2142857143</text:p>
          </table:table-cell>
          <table:table-cell table:formula="of:=[.C139]/3+[.E139]/2" office:value-type="float" office:value="0.214285714285714" calcext:value-type="float">
            <text:p>0.2142857143</text:p>
          </table:table-cell>
          <table:table-cell table:formula="of:=[.D139]+[.C139]/3" office:value-type="float" office:value="0.285714285714286" calcext:value-type="float">
            <text:p>0.2857142857</text:p>
          </table:table-cell>
          <table:table-cell table:formula="of:=SUM([.A140:.E14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40]/3" office:value-type="float" office:value="0.0714285714285715" calcext:value-type="float">
            <text:p>0.0714285714</text:p>
          </table:table-cell>
          <table:table-cell table:formula="of:=[.A140]+[.E140]/2" office:value-type="float" office:value="0.214285714285714" calcext:value-type="float">
            <text:p>0.2142857143</text:p>
          </table:table-cell>
          <table:table-cell table:formula="of:=[.B140]" office:value-type="float" office:value="0.214285714285714" calcext:value-type="float">
            <text:p>0.2142857143</text:p>
          </table:table-cell>
          <table:table-cell table:formula="of:=[.C140]/3+[.E140]/2" office:value-type="float" office:value="0.214285714285714" calcext:value-type="float">
            <text:p>0.2142857143</text:p>
          </table:table-cell>
          <table:table-cell table:formula="of:=[.D140]+[.C140]/3" office:value-type="float" office:value="0.285714285714286" calcext:value-type="float">
            <text:p>0.2857142857</text:p>
          </table:table-cell>
          <table:table-cell table:formula="of:=SUM([.A141:.E14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41]/3" office:value-type="float" office:value="0.0714285714285715" calcext:value-type="float">
            <text:p>0.0714285714</text:p>
          </table:table-cell>
          <table:table-cell table:formula="of:=[.A141]+[.E141]/2" office:value-type="float" office:value="0.214285714285714" calcext:value-type="float">
            <text:p>0.2142857143</text:p>
          </table:table-cell>
          <table:table-cell table:formula="of:=[.B141]" office:value-type="float" office:value="0.214285714285714" calcext:value-type="float">
            <text:p>0.2142857143</text:p>
          </table:table-cell>
          <table:table-cell table:formula="of:=[.C141]/3+[.E141]/2" office:value-type="float" office:value="0.214285714285714" calcext:value-type="float">
            <text:p>0.2142857143</text:p>
          </table:table-cell>
          <table:table-cell table:formula="of:=[.D141]+[.C141]/3" office:value-type="float" office:value="0.285714285714286" calcext:value-type="float">
            <text:p>0.2857142857</text:p>
          </table:table-cell>
          <table:table-cell table:formula="of:=SUM([.A142:.E14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42]/3" office:value-type="float" office:value="0.0714285714285715" calcext:value-type="float">
            <text:p>0.0714285714</text:p>
          </table:table-cell>
          <table:table-cell table:formula="of:=[.A142]+[.E142]/2" office:value-type="float" office:value="0.214285714285714" calcext:value-type="float">
            <text:p>0.2142857143</text:p>
          </table:table-cell>
          <table:table-cell table:formula="of:=[.B142]" office:value-type="float" office:value="0.214285714285714" calcext:value-type="float">
            <text:p>0.2142857143</text:p>
          </table:table-cell>
          <table:table-cell table:formula="of:=[.C142]/3+[.E142]/2" office:value-type="float" office:value="0.214285714285714" calcext:value-type="float">
            <text:p>0.2142857143</text:p>
          </table:table-cell>
          <table:table-cell table:formula="of:=[.D142]+[.C142]/3" office:value-type="float" office:value="0.285714285714286" calcext:value-type="float">
            <text:p>0.2857142857</text:p>
          </table:table-cell>
          <table:table-cell table:formula="of:=SUM([.A143:.E14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43]/3" office:value-type="float" office:value="0.0714285714285715" calcext:value-type="float">
            <text:p>0.0714285714</text:p>
          </table:table-cell>
          <table:table-cell table:formula="of:=[.A143]+[.E143]/2" office:value-type="float" office:value="0.214285714285714" calcext:value-type="float">
            <text:p>0.2142857143</text:p>
          </table:table-cell>
          <table:table-cell table:formula="of:=[.B143]" office:value-type="float" office:value="0.214285714285714" calcext:value-type="float">
            <text:p>0.2142857143</text:p>
          </table:table-cell>
          <table:table-cell table:formula="of:=[.C143]/3+[.E143]/2" office:value-type="float" office:value="0.214285714285714" calcext:value-type="float">
            <text:p>0.2142857143</text:p>
          </table:table-cell>
          <table:table-cell table:formula="of:=[.D143]+[.C143]/3" office:value-type="float" office:value="0.285714285714286" calcext:value-type="float">
            <text:p>0.2857142857</text:p>
          </table:table-cell>
          <table:table-cell table:formula="of:=SUM([.A144:.E14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44]/3" office:value-type="float" office:value="0.0714285714285715" calcext:value-type="float">
            <text:p>0.0714285714</text:p>
          </table:table-cell>
          <table:table-cell table:formula="of:=[.A144]+[.E144]/2" office:value-type="float" office:value="0.214285714285714" calcext:value-type="float">
            <text:p>0.2142857143</text:p>
          </table:table-cell>
          <table:table-cell table:formula="of:=[.B144]" office:value-type="float" office:value="0.214285714285714" calcext:value-type="float">
            <text:p>0.2142857143</text:p>
          </table:table-cell>
          <table:table-cell table:formula="of:=[.C144]/3+[.E144]/2" office:value-type="float" office:value="0.214285714285714" calcext:value-type="float">
            <text:p>0.2142857143</text:p>
          </table:table-cell>
          <table:table-cell table:formula="of:=[.D144]+[.C144]/3" office:value-type="float" office:value="0.285714285714286" calcext:value-type="float">
            <text:p>0.2857142857</text:p>
          </table:table-cell>
          <table:table-cell table:formula="of:=SUM([.A145:.E14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45]/3" office:value-type="float" office:value="0.0714285714285715" calcext:value-type="float">
            <text:p>0.0714285714</text:p>
          </table:table-cell>
          <table:table-cell table:formula="of:=[.A145]+[.E145]/2" office:value-type="float" office:value="0.214285714285714" calcext:value-type="float">
            <text:p>0.2142857143</text:p>
          </table:table-cell>
          <table:table-cell table:formula="of:=[.B145]" office:value-type="float" office:value="0.214285714285714" calcext:value-type="float">
            <text:p>0.2142857143</text:p>
          </table:table-cell>
          <table:table-cell table:formula="of:=[.C145]/3+[.E145]/2" office:value-type="float" office:value="0.214285714285714" calcext:value-type="float">
            <text:p>0.2142857143</text:p>
          </table:table-cell>
          <table:table-cell table:formula="of:=[.D145]+[.C145]/3" office:value-type="float" office:value="0.285714285714286" calcext:value-type="float">
            <text:p>0.2857142857</text:p>
          </table:table-cell>
          <table:table-cell table:formula="of:=SUM([.A146:.E14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46]/3" office:value-type="float" office:value="0.0714285714285715" calcext:value-type="float">
            <text:p>0.0714285714</text:p>
          </table:table-cell>
          <table:table-cell table:formula="of:=[.A146]+[.E146]/2" office:value-type="float" office:value="0.214285714285714" calcext:value-type="float">
            <text:p>0.2142857143</text:p>
          </table:table-cell>
          <table:table-cell table:formula="of:=[.B146]" office:value-type="float" office:value="0.214285714285714" calcext:value-type="float">
            <text:p>0.2142857143</text:p>
          </table:table-cell>
          <table:table-cell table:formula="of:=[.C146]/3+[.E146]/2" office:value-type="float" office:value="0.214285714285714" calcext:value-type="float">
            <text:p>0.2142857143</text:p>
          </table:table-cell>
          <table:table-cell table:formula="of:=[.D146]+[.C146]/3" office:value-type="float" office:value="0.285714285714286" calcext:value-type="float">
            <text:p>0.2857142857</text:p>
          </table:table-cell>
          <table:table-cell table:formula="of:=SUM([.A147:.E14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47]/3" office:value-type="float" office:value="0.0714285714285715" calcext:value-type="float">
            <text:p>0.0714285714</text:p>
          </table:table-cell>
          <table:table-cell table:formula="of:=[.A147]+[.E147]/2" office:value-type="float" office:value="0.214285714285714" calcext:value-type="float">
            <text:p>0.2142857143</text:p>
          </table:table-cell>
          <table:table-cell table:formula="of:=[.B147]" office:value-type="float" office:value="0.214285714285714" calcext:value-type="float">
            <text:p>0.2142857143</text:p>
          </table:table-cell>
          <table:table-cell table:formula="of:=[.C147]/3+[.E147]/2" office:value-type="float" office:value="0.214285714285714" calcext:value-type="float">
            <text:p>0.2142857143</text:p>
          </table:table-cell>
          <table:table-cell table:formula="of:=[.D147]+[.C147]/3" office:value-type="float" office:value="0.285714285714286" calcext:value-type="float">
            <text:p>0.2857142857</text:p>
          </table:table-cell>
          <table:table-cell table:formula="of:=SUM([.A148:.E14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48]/3" office:value-type="float" office:value="0.0714285714285715" calcext:value-type="float">
            <text:p>0.0714285714</text:p>
          </table:table-cell>
          <table:table-cell table:formula="of:=[.A148]+[.E148]/2" office:value-type="float" office:value="0.214285714285714" calcext:value-type="float">
            <text:p>0.2142857143</text:p>
          </table:table-cell>
          <table:table-cell table:formula="of:=[.B148]" office:value-type="float" office:value="0.214285714285714" calcext:value-type="float">
            <text:p>0.2142857143</text:p>
          </table:table-cell>
          <table:table-cell table:formula="of:=[.C148]/3+[.E148]/2" office:value-type="float" office:value="0.214285714285714" calcext:value-type="float">
            <text:p>0.2142857143</text:p>
          </table:table-cell>
          <table:table-cell table:formula="of:=[.D148]+[.C148]/3" office:value-type="float" office:value="0.285714285714286" calcext:value-type="float">
            <text:p>0.2857142857</text:p>
          </table:table-cell>
          <table:table-cell table:formula="of:=SUM([.A149:.E14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49]/3" office:value-type="float" office:value="0.0714285714285715" calcext:value-type="float">
            <text:p>0.0714285714</text:p>
          </table:table-cell>
          <table:table-cell table:formula="of:=[.A149]+[.E149]/2" office:value-type="float" office:value="0.214285714285714" calcext:value-type="float">
            <text:p>0.2142857143</text:p>
          </table:table-cell>
          <table:table-cell table:formula="of:=[.B149]" office:value-type="float" office:value="0.214285714285714" calcext:value-type="float">
            <text:p>0.2142857143</text:p>
          </table:table-cell>
          <table:table-cell table:formula="of:=[.C149]/3+[.E149]/2" office:value-type="float" office:value="0.214285714285714" calcext:value-type="float">
            <text:p>0.2142857143</text:p>
          </table:table-cell>
          <table:table-cell table:formula="of:=[.D149]+[.C149]/3" office:value-type="float" office:value="0.285714285714286" calcext:value-type="float">
            <text:p>0.2857142857</text:p>
          </table:table-cell>
          <table:table-cell table:formula="of:=SUM([.A150:.E15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50]/3" office:value-type="float" office:value="0.0714285714285715" calcext:value-type="float">
            <text:p>0.0714285714</text:p>
          </table:table-cell>
          <table:table-cell table:formula="of:=[.A150]+[.E150]/2" office:value-type="float" office:value="0.214285714285714" calcext:value-type="float">
            <text:p>0.2142857143</text:p>
          </table:table-cell>
          <table:table-cell table:formula="of:=[.B150]" office:value-type="float" office:value="0.214285714285714" calcext:value-type="float">
            <text:p>0.2142857143</text:p>
          </table:table-cell>
          <table:table-cell table:formula="of:=[.C150]/3+[.E150]/2" office:value-type="float" office:value="0.214285714285714" calcext:value-type="float">
            <text:p>0.2142857143</text:p>
          </table:table-cell>
          <table:table-cell table:formula="of:=[.D150]+[.C150]/3" office:value-type="float" office:value="0.285714285714286" calcext:value-type="float">
            <text:p>0.2857142857</text:p>
          </table:table-cell>
          <table:table-cell table:formula="of:=SUM([.A151:.E15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51]/3" office:value-type="float" office:value="0.0714285714285715" calcext:value-type="float">
            <text:p>0.0714285714</text:p>
          </table:table-cell>
          <table:table-cell table:formula="of:=[.A151]+[.E151]/2" office:value-type="float" office:value="0.214285714285714" calcext:value-type="float">
            <text:p>0.2142857143</text:p>
          </table:table-cell>
          <table:table-cell table:formula="of:=[.B151]" office:value-type="float" office:value="0.214285714285714" calcext:value-type="float">
            <text:p>0.2142857143</text:p>
          </table:table-cell>
          <table:table-cell table:formula="of:=[.C151]/3+[.E151]/2" office:value-type="float" office:value="0.214285714285714" calcext:value-type="float">
            <text:p>0.2142857143</text:p>
          </table:table-cell>
          <table:table-cell table:formula="of:=[.D151]+[.C151]/3" office:value-type="float" office:value="0.285714285714286" calcext:value-type="float">
            <text:p>0.2857142857</text:p>
          </table:table-cell>
          <table:table-cell table:formula="of:=SUM([.A152:.E15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52]/3" office:value-type="float" office:value="0.0714285714285715" calcext:value-type="float">
            <text:p>0.0714285714</text:p>
          </table:table-cell>
          <table:table-cell table:formula="of:=[.A152]+[.E152]/2" office:value-type="float" office:value="0.214285714285714" calcext:value-type="float">
            <text:p>0.2142857143</text:p>
          </table:table-cell>
          <table:table-cell table:formula="of:=[.B152]" office:value-type="float" office:value="0.214285714285714" calcext:value-type="float">
            <text:p>0.2142857143</text:p>
          </table:table-cell>
          <table:table-cell table:formula="of:=[.C152]/3+[.E152]/2" office:value-type="float" office:value="0.214285714285714" calcext:value-type="float">
            <text:p>0.2142857143</text:p>
          </table:table-cell>
          <table:table-cell table:formula="of:=[.D152]+[.C152]/3" office:value-type="float" office:value="0.285714285714286" calcext:value-type="float">
            <text:p>0.2857142857</text:p>
          </table:table-cell>
          <table:table-cell table:formula="of:=SUM([.A153:.E15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53]/3" office:value-type="float" office:value="0.0714285714285715" calcext:value-type="float">
            <text:p>0.0714285714</text:p>
          </table:table-cell>
          <table:table-cell table:formula="of:=[.A153]+[.E153]/2" office:value-type="float" office:value="0.214285714285714" calcext:value-type="float">
            <text:p>0.2142857143</text:p>
          </table:table-cell>
          <table:table-cell table:formula="of:=[.B153]" office:value-type="float" office:value="0.214285714285714" calcext:value-type="float">
            <text:p>0.2142857143</text:p>
          </table:table-cell>
          <table:table-cell table:formula="of:=[.C153]/3+[.E153]/2" office:value-type="float" office:value="0.214285714285714" calcext:value-type="float">
            <text:p>0.2142857143</text:p>
          </table:table-cell>
          <table:table-cell table:formula="of:=[.D153]+[.C153]/3" office:value-type="float" office:value="0.285714285714286" calcext:value-type="float">
            <text:p>0.2857142857</text:p>
          </table:table-cell>
          <table:table-cell table:formula="of:=SUM([.A154:.E15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54]/3" office:value-type="float" office:value="0.0714285714285715" calcext:value-type="float">
            <text:p>0.0714285714</text:p>
          </table:table-cell>
          <table:table-cell table:formula="of:=[.A154]+[.E154]/2" office:value-type="float" office:value="0.214285714285714" calcext:value-type="float">
            <text:p>0.2142857143</text:p>
          </table:table-cell>
          <table:table-cell table:formula="of:=[.B154]" office:value-type="float" office:value="0.214285714285714" calcext:value-type="float">
            <text:p>0.2142857143</text:p>
          </table:table-cell>
          <table:table-cell table:formula="of:=[.C154]/3+[.E154]/2" office:value-type="float" office:value="0.214285714285714" calcext:value-type="float">
            <text:p>0.2142857143</text:p>
          </table:table-cell>
          <table:table-cell table:formula="of:=[.D154]+[.C154]/3" office:value-type="float" office:value="0.285714285714286" calcext:value-type="float">
            <text:p>0.2857142857</text:p>
          </table:table-cell>
          <table:table-cell table:formula="of:=SUM([.A155:.E15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55]/3" office:value-type="float" office:value="0.0714285714285715" calcext:value-type="float">
            <text:p>0.0714285714</text:p>
          </table:table-cell>
          <table:table-cell table:formula="of:=[.A155]+[.E155]/2" office:value-type="float" office:value="0.214285714285714" calcext:value-type="float">
            <text:p>0.2142857143</text:p>
          </table:table-cell>
          <table:table-cell table:formula="of:=[.B155]" office:value-type="float" office:value="0.214285714285714" calcext:value-type="float">
            <text:p>0.2142857143</text:p>
          </table:table-cell>
          <table:table-cell table:formula="of:=[.C155]/3+[.E155]/2" office:value-type="float" office:value="0.214285714285714" calcext:value-type="float">
            <text:p>0.2142857143</text:p>
          </table:table-cell>
          <table:table-cell table:formula="of:=[.D155]+[.C155]/3" office:value-type="float" office:value="0.285714285714286" calcext:value-type="float">
            <text:p>0.2857142857</text:p>
          </table:table-cell>
          <table:table-cell table:formula="of:=SUM([.A156:.E15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56]/3" office:value-type="float" office:value="0.0714285714285715" calcext:value-type="float">
            <text:p>0.0714285714</text:p>
          </table:table-cell>
          <table:table-cell table:formula="of:=[.A156]+[.E156]/2" office:value-type="float" office:value="0.214285714285714" calcext:value-type="float">
            <text:p>0.2142857143</text:p>
          </table:table-cell>
          <table:table-cell table:formula="of:=[.B156]" office:value-type="float" office:value="0.214285714285714" calcext:value-type="float">
            <text:p>0.2142857143</text:p>
          </table:table-cell>
          <table:table-cell table:formula="of:=[.C156]/3+[.E156]/2" office:value-type="float" office:value="0.214285714285714" calcext:value-type="float">
            <text:p>0.2142857143</text:p>
          </table:table-cell>
          <table:table-cell table:formula="of:=[.D156]+[.C156]/3" office:value-type="float" office:value="0.285714285714286" calcext:value-type="float">
            <text:p>0.2857142857</text:p>
          </table:table-cell>
          <table:table-cell table:formula="of:=SUM([.A157:.E15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57]/3" office:value-type="float" office:value="0.0714285714285715" calcext:value-type="float">
            <text:p>0.0714285714</text:p>
          </table:table-cell>
          <table:table-cell table:formula="of:=[.A157]+[.E157]/2" office:value-type="float" office:value="0.214285714285714" calcext:value-type="float">
            <text:p>0.2142857143</text:p>
          </table:table-cell>
          <table:table-cell table:formula="of:=[.B157]" office:value-type="float" office:value="0.214285714285714" calcext:value-type="float">
            <text:p>0.2142857143</text:p>
          </table:table-cell>
          <table:table-cell table:formula="of:=[.C157]/3+[.E157]/2" office:value-type="float" office:value="0.214285714285714" calcext:value-type="float">
            <text:p>0.2142857143</text:p>
          </table:table-cell>
          <table:table-cell table:formula="of:=[.D157]+[.C157]/3" office:value-type="float" office:value="0.285714285714286" calcext:value-type="float">
            <text:p>0.2857142857</text:p>
          </table:table-cell>
          <table:table-cell table:formula="of:=SUM([.A158:.E15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58]/3" office:value-type="float" office:value="0.0714285714285715" calcext:value-type="float">
            <text:p>0.0714285714</text:p>
          </table:table-cell>
          <table:table-cell table:formula="of:=[.A158]+[.E158]/2" office:value-type="float" office:value="0.214285714285714" calcext:value-type="float">
            <text:p>0.2142857143</text:p>
          </table:table-cell>
          <table:table-cell table:formula="of:=[.B158]" office:value-type="float" office:value="0.214285714285714" calcext:value-type="float">
            <text:p>0.2142857143</text:p>
          </table:table-cell>
          <table:table-cell table:formula="of:=[.C158]/3+[.E158]/2" office:value-type="float" office:value="0.214285714285714" calcext:value-type="float">
            <text:p>0.2142857143</text:p>
          </table:table-cell>
          <table:table-cell table:formula="of:=[.D158]+[.C158]/3" office:value-type="float" office:value="0.285714285714286" calcext:value-type="float">
            <text:p>0.2857142857</text:p>
          </table:table-cell>
          <table:table-cell table:formula="of:=SUM([.A159:.E15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59]/3" office:value-type="float" office:value="0.0714285714285715" calcext:value-type="float">
            <text:p>0.0714285714</text:p>
          </table:table-cell>
          <table:table-cell table:formula="of:=[.A159]+[.E159]/2" office:value-type="float" office:value="0.214285714285714" calcext:value-type="float">
            <text:p>0.2142857143</text:p>
          </table:table-cell>
          <table:table-cell table:formula="of:=[.B159]" office:value-type="float" office:value="0.214285714285714" calcext:value-type="float">
            <text:p>0.2142857143</text:p>
          </table:table-cell>
          <table:table-cell table:formula="of:=[.C159]/3+[.E159]/2" office:value-type="float" office:value="0.214285714285714" calcext:value-type="float">
            <text:p>0.2142857143</text:p>
          </table:table-cell>
          <table:table-cell table:formula="of:=[.D159]+[.C159]/3" office:value-type="float" office:value="0.285714285714286" calcext:value-type="float">
            <text:p>0.2857142857</text:p>
          </table:table-cell>
          <table:table-cell table:formula="of:=SUM([.A160:.E16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60]/3" office:value-type="float" office:value="0.0714285714285715" calcext:value-type="float">
            <text:p>0.0714285714</text:p>
          </table:table-cell>
          <table:table-cell table:formula="of:=[.A160]+[.E160]/2" office:value-type="float" office:value="0.214285714285714" calcext:value-type="float">
            <text:p>0.2142857143</text:p>
          </table:table-cell>
          <table:table-cell table:formula="of:=[.B160]" office:value-type="float" office:value="0.214285714285714" calcext:value-type="float">
            <text:p>0.2142857143</text:p>
          </table:table-cell>
          <table:table-cell table:formula="of:=[.C160]/3+[.E160]/2" office:value-type="float" office:value="0.214285714285714" calcext:value-type="float">
            <text:p>0.2142857143</text:p>
          </table:table-cell>
          <table:table-cell table:formula="of:=[.D160]+[.C160]/3" office:value-type="float" office:value="0.285714285714286" calcext:value-type="float">
            <text:p>0.2857142857</text:p>
          </table:table-cell>
          <table:table-cell table:formula="of:=SUM([.A161:.E16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61]/3" office:value-type="float" office:value="0.0714285714285715" calcext:value-type="float">
            <text:p>0.0714285714</text:p>
          </table:table-cell>
          <table:table-cell table:formula="of:=[.A161]+[.E161]/2" office:value-type="float" office:value="0.214285714285714" calcext:value-type="float">
            <text:p>0.2142857143</text:p>
          </table:table-cell>
          <table:table-cell table:formula="of:=[.B161]" office:value-type="float" office:value="0.214285714285714" calcext:value-type="float">
            <text:p>0.2142857143</text:p>
          </table:table-cell>
          <table:table-cell table:formula="of:=[.C161]/3+[.E161]/2" office:value-type="float" office:value="0.214285714285714" calcext:value-type="float">
            <text:p>0.2142857143</text:p>
          </table:table-cell>
          <table:table-cell table:formula="of:=[.D161]+[.C161]/3" office:value-type="float" office:value="0.285714285714286" calcext:value-type="float">
            <text:p>0.2857142857</text:p>
          </table:table-cell>
          <table:table-cell table:formula="of:=SUM([.A162:.E16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62]/3" office:value-type="float" office:value="0.0714285714285715" calcext:value-type="float">
            <text:p>0.0714285714</text:p>
          </table:table-cell>
          <table:table-cell table:formula="of:=[.A162]+[.E162]/2" office:value-type="float" office:value="0.214285714285714" calcext:value-type="float">
            <text:p>0.2142857143</text:p>
          </table:table-cell>
          <table:table-cell table:formula="of:=[.B162]" office:value-type="float" office:value="0.214285714285714" calcext:value-type="float">
            <text:p>0.2142857143</text:p>
          </table:table-cell>
          <table:table-cell table:formula="of:=[.C162]/3+[.E162]/2" office:value-type="float" office:value="0.214285714285714" calcext:value-type="float">
            <text:p>0.2142857143</text:p>
          </table:table-cell>
          <table:table-cell table:formula="of:=[.D162]+[.C162]/3" office:value-type="float" office:value="0.285714285714286" calcext:value-type="float">
            <text:p>0.2857142857</text:p>
          </table:table-cell>
          <table:table-cell table:formula="of:=SUM([.A163:.E16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63]/3" office:value-type="float" office:value="0.0714285714285715" calcext:value-type="float">
            <text:p>0.0714285714</text:p>
          </table:table-cell>
          <table:table-cell table:formula="of:=[.A163]+[.E163]/2" office:value-type="float" office:value="0.214285714285714" calcext:value-type="float">
            <text:p>0.2142857143</text:p>
          </table:table-cell>
          <table:table-cell table:formula="of:=[.B163]" office:value-type="float" office:value="0.214285714285714" calcext:value-type="float">
            <text:p>0.2142857143</text:p>
          </table:table-cell>
          <table:table-cell table:formula="of:=[.C163]/3+[.E163]/2" office:value-type="float" office:value="0.214285714285714" calcext:value-type="float">
            <text:p>0.2142857143</text:p>
          </table:table-cell>
          <table:table-cell table:formula="of:=[.D163]+[.C163]/3" office:value-type="float" office:value="0.285714285714286" calcext:value-type="float">
            <text:p>0.2857142857</text:p>
          </table:table-cell>
          <table:table-cell table:formula="of:=SUM([.A164:.E16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64]/3" office:value-type="float" office:value="0.0714285714285715" calcext:value-type="float">
            <text:p>0.0714285714</text:p>
          </table:table-cell>
          <table:table-cell table:formula="of:=[.A164]+[.E164]/2" office:value-type="float" office:value="0.214285714285714" calcext:value-type="float">
            <text:p>0.2142857143</text:p>
          </table:table-cell>
          <table:table-cell table:formula="of:=[.B164]" office:value-type="float" office:value="0.214285714285714" calcext:value-type="float">
            <text:p>0.2142857143</text:p>
          </table:table-cell>
          <table:table-cell table:formula="of:=[.C164]/3+[.E164]/2" office:value-type="float" office:value="0.214285714285714" calcext:value-type="float">
            <text:p>0.2142857143</text:p>
          </table:table-cell>
          <table:table-cell table:formula="of:=[.D164]+[.C164]/3" office:value-type="float" office:value="0.285714285714286" calcext:value-type="float">
            <text:p>0.2857142857</text:p>
          </table:table-cell>
          <table:table-cell table:formula="of:=SUM([.A165:.E16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65]/3" office:value-type="float" office:value="0.0714285714285715" calcext:value-type="float">
            <text:p>0.0714285714</text:p>
          </table:table-cell>
          <table:table-cell table:formula="of:=[.A165]+[.E165]/2" office:value-type="float" office:value="0.214285714285714" calcext:value-type="float">
            <text:p>0.2142857143</text:p>
          </table:table-cell>
          <table:table-cell table:formula="of:=[.B165]" office:value-type="float" office:value="0.214285714285714" calcext:value-type="float">
            <text:p>0.2142857143</text:p>
          </table:table-cell>
          <table:table-cell table:formula="of:=[.C165]/3+[.E165]/2" office:value-type="float" office:value="0.214285714285714" calcext:value-type="float">
            <text:p>0.2142857143</text:p>
          </table:table-cell>
          <table:table-cell table:formula="of:=[.D165]+[.C165]/3" office:value-type="float" office:value="0.285714285714286" calcext:value-type="float">
            <text:p>0.2857142857</text:p>
          </table:table-cell>
          <table:table-cell table:formula="of:=SUM([.A166:.E16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66]/3" office:value-type="float" office:value="0.0714285714285715" calcext:value-type="float">
            <text:p>0.0714285714</text:p>
          </table:table-cell>
          <table:table-cell table:formula="of:=[.A166]+[.E166]/2" office:value-type="float" office:value="0.214285714285714" calcext:value-type="float">
            <text:p>0.2142857143</text:p>
          </table:table-cell>
          <table:table-cell table:formula="of:=[.B166]" office:value-type="float" office:value="0.214285714285714" calcext:value-type="float">
            <text:p>0.2142857143</text:p>
          </table:table-cell>
          <table:table-cell table:formula="of:=[.C166]/3+[.E166]/2" office:value-type="float" office:value="0.214285714285714" calcext:value-type="float">
            <text:p>0.2142857143</text:p>
          </table:table-cell>
          <table:table-cell table:formula="of:=[.D166]+[.C166]/3" office:value-type="float" office:value="0.285714285714286" calcext:value-type="float">
            <text:p>0.2857142857</text:p>
          </table:table-cell>
          <table:table-cell table:formula="of:=SUM([.A167:.E16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67]/3" office:value-type="float" office:value="0.0714285714285715" calcext:value-type="float">
            <text:p>0.0714285714</text:p>
          </table:table-cell>
          <table:table-cell table:formula="of:=[.A167]+[.E167]/2" office:value-type="float" office:value="0.214285714285714" calcext:value-type="float">
            <text:p>0.2142857143</text:p>
          </table:table-cell>
          <table:table-cell table:formula="of:=[.B167]" office:value-type="float" office:value="0.214285714285714" calcext:value-type="float">
            <text:p>0.2142857143</text:p>
          </table:table-cell>
          <table:table-cell table:formula="of:=[.C167]/3+[.E167]/2" office:value-type="float" office:value="0.214285714285714" calcext:value-type="float">
            <text:p>0.2142857143</text:p>
          </table:table-cell>
          <table:table-cell table:formula="of:=[.D167]+[.C167]/3" office:value-type="float" office:value="0.285714285714286" calcext:value-type="float">
            <text:p>0.2857142857</text:p>
          </table:table-cell>
          <table:table-cell table:formula="of:=SUM([.A168:.E16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68]/3" office:value-type="float" office:value="0.0714285714285715" calcext:value-type="float">
            <text:p>0.0714285714</text:p>
          </table:table-cell>
          <table:table-cell table:formula="of:=[.A168]+[.E168]/2" office:value-type="float" office:value="0.214285714285714" calcext:value-type="float">
            <text:p>0.2142857143</text:p>
          </table:table-cell>
          <table:table-cell table:formula="of:=[.B168]" office:value-type="float" office:value="0.214285714285714" calcext:value-type="float">
            <text:p>0.2142857143</text:p>
          </table:table-cell>
          <table:table-cell table:formula="of:=[.C168]/3+[.E168]/2" office:value-type="float" office:value="0.214285714285714" calcext:value-type="float">
            <text:p>0.2142857143</text:p>
          </table:table-cell>
          <table:table-cell table:formula="of:=[.D168]+[.C168]/3" office:value-type="float" office:value="0.285714285714286" calcext:value-type="float">
            <text:p>0.2857142857</text:p>
          </table:table-cell>
          <table:table-cell table:formula="of:=SUM([.A169:.E16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69]/3" office:value-type="float" office:value="0.0714285714285715" calcext:value-type="float">
            <text:p>0.0714285714</text:p>
          </table:table-cell>
          <table:table-cell table:formula="of:=[.A169]+[.E169]/2" office:value-type="float" office:value="0.214285714285714" calcext:value-type="float">
            <text:p>0.2142857143</text:p>
          </table:table-cell>
          <table:table-cell table:formula="of:=[.B169]" office:value-type="float" office:value="0.214285714285714" calcext:value-type="float">
            <text:p>0.2142857143</text:p>
          </table:table-cell>
          <table:table-cell table:formula="of:=[.C169]/3+[.E169]/2" office:value-type="float" office:value="0.214285714285714" calcext:value-type="float">
            <text:p>0.2142857143</text:p>
          </table:table-cell>
          <table:table-cell table:formula="of:=[.D169]+[.C169]/3" office:value-type="float" office:value="0.285714285714286" calcext:value-type="float">
            <text:p>0.2857142857</text:p>
          </table:table-cell>
          <table:table-cell table:formula="of:=SUM([.A170:.E17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70]/3" office:value-type="float" office:value="0.0714285714285715" calcext:value-type="float">
            <text:p>0.0714285714</text:p>
          </table:table-cell>
          <table:table-cell table:formula="of:=[.A170]+[.E170]/2" office:value-type="float" office:value="0.214285714285714" calcext:value-type="float">
            <text:p>0.2142857143</text:p>
          </table:table-cell>
          <table:table-cell table:formula="of:=[.B170]" office:value-type="float" office:value="0.214285714285714" calcext:value-type="float">
            <text:p>0.2142857143</text:p>
          </table:table-cell>
          <table:table-cell table:formula="of:=[.C170]/3+[.E170]/2" office:value-type="float" office:value="0.214285714285714" calcext:value-type="float">
            <text:p>0.2142857143</text:p>
          </table:table-cell>
          <table:table-cell table:formula="of:=[.D170]+[.C170]/3" office:value-type="float" office:value="0.285714285714286" calcext:value-type="float">
            <text:p>0.2857142857</text:p>
          </table:table-cell>
          <table:table-cell table:formula="of:=SUM([.A171:.E17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71]/3" office:value-type="float" office:value="0.0714285714285715" calcext:value-type="float">
            <text:p>0.0714285714</text:p>
          </table:table-cell>
          <table:table-cell table:formula="of:=[.A171]+[.E171]/2" office:value-type="float" office:value="0.214285714285714" calcext:value-type="float">
            <text:p>0.2142857143</text:p>
          </table:table-cell>
          <table:table-cell table:formula="of:=[.B171]" office:value-type="float" office:value="0.214285714285714" calcext:value-type="float">
            <text:p>0.2142857143</text:p>
          </table:table-cell>
          <table:table-cell table:formula="of:=[.C171]/3+[.E171]/2" office:value-type="float" office:value="0.214285714285714" calcext:value-type="float">
            <text:p>0.2142857143</text:p>
          </table:table-cell>
          <table:table-cell table:formula="of:=[.D171]+[.C171]/3" office:value-type="float" office:value="0.285714285714286" calcext:value-type="float">
            <text:p>0.2857142857</text:p>
          </table:table-cell>
          <table:table-cell table:formula="of:=SUM([.A172:.E17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72]/3" office:value-type="float" office:value="0.0714285714285715" calcext:value-type="float">
            <text:p>0.0714285714</text:p>
          </table:table-cell>
          <table:table-cell table:formula="of:=[.A172]+[.E172]/2" office:value-type="float" office:value="0.214285714285714" calcext:value-type="float">
            <text:p>0.2142857143</text:p>
          </table:table-cell>
          <table:table-cell table:formula="of:=[.B172]" office:value-type="float" office:value="0.214285714285714" calcext:value-type="float">
            <text:p>0.2142857143</text:p>
          </table:table-cell>
          <table:table-cell table:formula="of:=[.C172]/3+[.E172]/2" office:value-type="float" office:value="0.214285714285714" calcext:value-type="float">
            <text:p>0.2142857143</text:p>
          </table:table-cell>
          <table:table-cell table:formula="of:=[.D172]+[.C172]/3" office:value-type="float" office:value="0.285714285714286" calcext:value-type="float">
            <text:p>0.2857142857</text:p>
          </table:table-cell>
          <table:table-cell table:formula="of:=SUM([.A173:.E17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73]/3" office:value-type="float" office:value="0.0714285714285715" calcext:value-type="float">
            <text:p>0.0714285714</text:p>
          </table:table-cell>
          <table:table-cell table:formula="of:=[.A173]+[.E173]/2" office:value-type="float" office:value="0.214285714285714" calcext:value-type="float">
            <text:p>0.2142857143</text:p>
          </table:table-cell>
          <table:table-cell table:formula="of:=[.B173]" office:value-type="float" office:value="0.214285714285714" calcext:value-type="float">
            <text:p>0.2142857143</text:p>
          </table:table-cell>
          <table:table-cell table:formula="of:=[.C173]/3+[.E173]/2" office:value-type="float" office:value="0.214285714285714" calcext:value-type="float">
            <text:p>0.2142857143</text:p>
          </table:table-cell>
          <table:table-cell table:formula="of:=[.D173]+[.C173]/3" office:value-type="float" office:value="0.285714285714286" calcext:value-type="float">
            <text:p>0.2857142857</text:p>
          </table:table-cell>
          <table:table-cell table:formula="of:=SUM([.A174:.E17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74]/3" office:value-type="float" office:value="0.0714285714285715" calcext:value-type="float">
            <text:p>0.0714285714</text:p>
          </table:table-cell>
          <table:table-cell table:formula="of:=[.A174]+[.E174]/2" office:value-type="float" office:value="0.214285714285714" calcext:value-type="float">
            <text:p>0.2142857143</text:p>
          </table:table-cell>
          <table:table-cell table:formula="of:=[.B174]" office:value-type="float" office:value="0.214285714285714" calcext:value-type="float">
            <text:p>0.2142857143</text:p>
          </table:table-cell>
          <table:table-cell table:formula="of:=[.C174]/3+[.E174]/2" office:value-type="float" office:value="0.214285714285714" calcext:value-type="float">
            <text:p>0.2142857143</text:p>
          </table:table-cell>
          <table:table-cell table:formula="of:=[.D174]+[.C174]/3" office:value-type="float" office:value="0.285714285714286" calcext:value-type="float">
            <text:p>0.2857142857</text:p>
          </table:table-cell>
          <table:table-cell table:formula="of:=SUM([.A175:.E17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75]/3" office:value-type="float" office:value="0.0714285714285715" calcext:value-type="float">
            <text:p>0.0714285714</text:p>
          </table:table-cell>
          <table:table-cell table:formula="of:=[.A175]+[.E175]/2" office:value-type="float" office:value="0.214285714285714" calcext:value-type="float">
            <text:p>0.2142857143</text:p>
          </table:table-cell>
          <table:table-cell table:formula="of:=[.B175]" office:value-type="float" office:value="0.214285714285714" calcext:value-type="float">
            <text:p>0.2142857143</text:p>
          </table:table-cell>
          <table:table-cell table:formula="of:=[.C175]/3+[.E175]/2" office:value-type="float" office:value="0.214285714285714" calcext:value-type="float">
            <text:p>0.2142857143</text:p>
          </table:table-cell>
          <table:table-cell table:formula="of:=[.D175]+[.C175]/3" office:value-type="float" office:value="0.285714285714286" calcext:value-type="float">
            <text:p>0.2857142857</text:p>
          </table:table-cell>
          <table:table-cell table:formula="of:=SUM([.A176:.E17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76]/3" office:value-type="float" office:value="0.0714285714285715" calcext:value-type="float">
            <text:p>0.0714285714</text:p>
          </table:table-cell>
          <table:table-cell table:formula="of:=[.A176]+[.E176]/2" office:value-type="float" office:value="0.214285714285714" calcext:value-type="float">
            <text:p>0.2142857143</text:p>
          </table:table-cell>
          <table:table-cell table:formula="of:=[.B176]" office:value-type="float" office:value="0.214285714285714" calcext:value-type="float">
            <text:p>0.2142857143</text:p>
          </table:table-cell>
          <table:table-cell table:formula="of:=[.C176]/3+[.E176]/2" office:value-type="float" office:value="0.214285714285714" calcext:value-type="float">
            <text:p>0.2142857143</text:p>
          </table:table-cell>
          <table:table-cell table:formula="of:=[.D176]+[.C176]/3" office:value-type="float" office:value="0.285714285714286" calcext:value-type="float">
            <text:p>0.2857142857</text:p>
          </table:table-cell>
          <table:table-cell table:formula="of:=SUM([.A177:.E17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[.C177]/3" office:value-type="float" office:value="0.0714285714285715" calcext:value-type="float">
            <text:p>0.0714285714</text:p>
          </table:table-cell>
          <table:table-cell table:formula="of:=[.A177]+[.E177]/2" office:value-type="float" office:value="0.214285714285714" calcext:value-type="float">
            <text:p>0.2142857143</text:p>
          </table:table-cell>
          <table:table-cell table:formula="of:=[.B177]" office:value-type="float" office:value="0.214285714285714" calcext:value-type="float">
            <text:p>0.2142857143</text:p>
          </table:table-cell>
          <table:table-cell table:formula="of:=[.C177]/3+[.E177]/2" office:value-type="float" office:value="0.214285714285714" calcext:value-type="float">
            <text:p>0.2142857143</text:p>
          </table:table-cell>
          <table:table-cell table:formula="of:=[.D177]+[.C177]/3" office:value-type="float" office:value="0.285714285714286" calcext:value-type="float">
            <text:p>0.2857142857</text:p>
          </table:table-cell>
          <table:table-cell table:formula="of:=SUM([.A178:.E178])"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06:40:22.084663785</meta:creation-date>
    <dc:date>2017-09-12T06:47:30.501983658</dc:date>
    <meta:editing-duration>PT7M9S</meta:editing-duration>
    <meta:editing-cycles>1</meta:editing-cycles>
    <meta:document-statistic meta:table-count="1" meta:cell-count="1067" meta:object-count="0"/>
    <meta:generator>LibreOffice/4.4.6.3$Linux_X86_64 LibreOffice_project/40m0$Build-3</meta:generator>
  </office:meta>
</office:document-meta>
</file>